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28d4a5"/>
    </style:style>
    <style:style style:name="P2" style:family="paragraph" style:parent-style-name="Standard">
      <style:paragraph-properties fo:text-align="justify" style:justify-single-word="false"/>
      <style:text-properties officeooo:paragraph-rsid="002f3294"/>
    </style:style>
    <style:style style:name="P3" style:family="paragraph" style:parent-style-name="Standard">
      <style:paragraph-properties fo:text-align="justify" style:justify-single-word="false"/>
      <style:text-properties officeooo:paragraph-rsid="00455c65"/>
    </style:style>
    <style:style style:name="P4" style:family="paragraph" style:parent-style-name="Standard">
      <style:paragraph-properties fo:text-align="justify" style:justify-single-word="false"/>
      <style:text-properties officeooo:paragraph-rsid="0027cfd1"/>
    </style:style>
    <style:style style:name="P5" style:family="paragraph" style:parent-style-name="Standard">
      <style:paragraph-properties fo:text-align="justify" style:justify-single-word="false"/>
      <style:text-properties officeooo:paragraph-rsid="00334cd2"/>
    </style:style>
    <style:style style:name="P6" style:family="paragraph" style:parent-style-name="Standard">
      <style:paragraph-properties fo:text-align="justify" style:justify-single-word="false"/>
      <style:text-properties officeooo:paragraph-rsid="0045de82"/>
    </style:style>
    <style:style style:name="P7" style:family="paragraph" style:parent-style-name="Standard">
      <style:paragraph-properties fo:text-align="justify" style:justify-single-word="false"/>
      <style:text-properties officeooo:paragraph-rsid="00498230"/>
    </style:style>
    <style:style style:name="P8" style:family="paragraph" style:parent-style-name="Standard">
      <style:paragraph-properties fo:text-align="justify" style:justify-single-word="false"/>
      <style:text-properties officeooo:paragraph-rsid="00457bbb"/>
    </style:style>
    <style:style style:name="P9" style:family="paragraph" style:parent-style-name="Standard">
      <style:paragraph-properties fo:text-align="justify" style:justify-single-word="false"/>
      <style:text-properties officeooo:paragraph-rsid="005cb54e"/>
    </style:style>
    <style:style style:name="P10" style:family="paragraph" style:parent-style-name="Standard">
      <style:paragraph-properties fo:text-align="justify" style:justify-single-word="false"/>
      <style:text-properties officeooo:paragraph-rsid="001a1197"/>
    </style:style>
    <style:style style:name="P11" style:family="paragraph" style:parent-style-name="Standard">
      <style:paragraph-properties fo:text-align="justify" style:justify-single-word="false"/>
      <style:text-properties officeooo:paragraph-rsid="005defb9"/>
    </style:style>
    <style:style style:name="P12" style:family="paragraph" style:parent-style-name="Standard">
      <style:paragraph-properties fo:text-align="justify" style:justify-single-word="false"/>
      <style:text-properties officeooo:paragraph-rsid="005f6431"/>
    </style:style>
    <style:style style:name="P13" style:family="paragraph" style:parent-style-name="Standard">
      <style:paragraph-properties fo:text-align="justify" style:justify-single-word="false"/>
      <style:text-properties officeooo:paragraph-rsid="0069d9a1"/>
    </style:style>
    <style:style style:name="P14" style:family="paragraph" style:parent-style-name="Standard">
      <style:paragraph-properties fo:text-align="justify" style:justify-single-word="false"/>
      <style:text-properties officeooo:paragraph-rsid="006ca254"/>
    </style:style>
    <style:style style:name="P15" style:family="paragraph" style:parent-style-name="Standard">
      <style:paragraph-properties fo:text-align="justify" style:justify-single-word="false"/>
      <style:text-properties officeooo:paragraph-rsid="0074aa00"/>
    </style:style>
    <style:style style:name="P16" style:family="paragraph" style:parent-style-name="Standard">
      <style:paragraph-properties fo:text-align="justify" style:justify-single-word="false"/>
      <style:text-properties officeooo:paragraph-rsid="007811fd"/>
    </style:style>
    <style:style style:name="P17" style:family="paragraph" style:parent-style-name="Standard">
      <style:paragraph-properties fo:text-align="center" style:justify-single-word="false"/>
      <style:text-properties style:font-name="Liberation Sans" fo:font-weight="bold" officeooo:rsid="001662be" officeooo:paragraph-rsid="001662be" style:font-weight-asian="bold" style:font-weight-complex="bold"/>
    </style:style>
    <style:style style:name="P18" style:family="paragraph" style:parent-style-name="Standard">
      <style:paragraph-properties fo:text-align="justify" style:justify-single-word="false"/>
      <style:text-properties style:font-name="Liberation Sans" fo:font-weight="bold" officeooo:rsid="00348ff1" officeooo:paragraph-rsid="00348ff1" style:font-weight-asian="bold" style:font-weight-complex="bold"/>
    </style:style>
    <style:style style:name="P19" style:family="paragraph" style:parent-style-name="Standard">
      <style:paragraph-properties fo:text-align="justify" style:justify-single-word="false"/>
      <style:text-properties style:font-name="Liberation Sans" fo:font-weight="bold" officeooo:rsid="002ec2f3" officeooo:paragraph-rsid="0047625d" style:font-weight-asian="bold" style:font-weight-complex="bold"/>
    </style:style>
    <style:style style:name="P20" style:family="paragraph" style:parent-style-name="Standard">
      <style:paragraph-properties fo:text-align="justify" style:justify-single-word="false"/>
      <style:text-properties style:font-name="Liberation Sans" fo:font-weight="bold" officeooo:rsid="0053869b" officeooo:paragraph-rsid="0053869b" style:font-weight-asian="bold" style:font-weight-complex="bold"/>
    </style:style>
    <style:style style:name="P21" style:family="paragraph" style:parent-style-name="Standard">
      <style:paragraph-properties fo:text-align="justify" style:justify-single-word="false"/>
      <style:text-properties style:font-name="Liberation Sans" fo:font-weight="bold" officeooo:rsid="005defb9" officeooo:paragraph-rsid="005defb9" style:font-weight-asian="bold" style:font-weight-complex="bold"/>
    </style:style>
    <style:style style:name="P22" style:family="paragraph" style:parent-style-name="Standard">
      <style:paragraph-properties fo:text-align="justify" style:justify-single-word="false"/>
      <style:text-properties style:font-name="Liberation Sans" fo:font-weight="bold" officeooo:rsid="0031919c" officeooo:paragraph-rsid="002fce48" style:font-weight-asian="bold" style:font-weight-complex="bold"/>
    </style:style>
    <style:style style:name="P23" style:family="paragraph" style:parent-style-name="Standard">
      <style:paragraph-properties fo:text-align="justify" style:justify-single-word="false"/>
      <style:text-properties style:font-name="Liberation Sans" fo:font-weight="bold" officeooo:rsid="006ada05" officeooo:paragraph-rsid="006ada05" style:font-weight-asian="bold" style:font-weight-complex="bold"/>
    </style:style>
    <style:style style:name="P24" style:family="paragraph" style:parent-style-name="Standard">
      <style:paragraph-properties fo:text-align="justify" style:justify-single-word="false"/>
      <style:text-properties style:font-name="Liberation Sans" fo:font-weight="bold" officeooo:rsid="00509787" officeooo:paragraph-rsid="003a4d35" style:font-weight-asian="bold" style:font-weight-complex="bold"/>
    </style:style>
    <style:style style:name="P25" style:family="paragraph" style:parent-style-name="Standard">
      <style:text-properties style:font-name="Liberation Sans" officeooo:rsid="001662be" officeooo:paragraph-rsid="001662be"/>
    </style:style>
    <style:style style:name="P26" style:family="paragraph" style:parent-style-name="Standard">
      <style:paragraph-properties fo:text-align="justify" style:justify-single-word="false"/>
      <style:text-properties style:font-name="Liberation Sans" officeooo:rsid="001662be" officeooo:paragraph-rsid="001a1197"/>
    </style:style>
    <style:style style:name="P27" style:family="paragraph" style:parent-style-name="Standard">
      <style:paragraph-properties fo:text-align="justify" style:justify-single-word="false"/>
      <style:text-properties style:font-name="Liberation Sans" officeooo:rsid="002ec2f3" officeooo:paragraph-rsid="0027cfd1"/>
    </style:style>
    <style:style style:name="P28" style:family="paragraph" style:parent-style-name="Standard">
      <style:paragraph-properties fo:text-align="justify" style:justify-single-word="false"/>
      <style:text-properties style:font-name="Liberation Sans" officeooo:rsid="002ec2f3" officeooo:paragraph-rsid="002ec2f3"/>
    </style:style>
    <style:style style:name="P29" style:family="paragraph" style:parent-style-name="Standard">
      <style:text-properties style:font-name="Liberation Sans" officeooo:rsid="002ec2f3" officeooo:paragraph-rsid="002ec2f3"/>
    </style:style>
    <style:style style:name="P30" style:family="paragraph" style:parent-style-name="Standard">
      <style:paragraph-properties fo:text-align="justify" style:justify-single-word="false"/>
      <style:text-properties style:font-name="Liberation Sans" officeooo:paragraph-rsid="001c6941"/>
    </style:style>
    <style:style style:name="P31" style:family="paragraph" style:parent-style-name="Standard">
      <style:paragraph-properties fo:text-align="justify" style:justify-single-word="false"/>
      <style:text-properties style:font-name="Liberation Sans" officeooo:paragraph-rsid="0022be7d"/>
    </style:style>
    <style:style style:name="P32" style:family="paragraph" style:parent-style-name="Standard">
      <style:paragraph-properties fo:text-align="justify" style:justify-single-word="false"/>
      <style:text-properties style:font-name="Liberation Sans" officeooo:paragraph-rsid="002f3294"/>
    </style:style>
    <style:style style:name="P33" style:family="paragraph" style:parent-style-name="Standard">
      <style:paragraph-properties fo:text-align="justify" style:justify-single-word="false"/>
      <style:text-properties style:font-name="Liberation Sans" officeooo:paragraph-rsid="005db217"/>
    </style:style>
    <style:style style:name="P34" style:family="paragraph" style:parent-style-name="Standard">
      <style:paragraph-properties fo:text-align="justify" style:justify-single-word="false"/>
      <style:text-properties style:font-name="Liberation Sans" officeooo:rsid="00198c79" officeooo:paragraph-rsid="001a1197"/>
    </style:style>
    <style:style style:name="P35" style:family="paragraph" style:parent-style-name="Standard">
      <style:paragraph-properties fo:text-align="justify" style:justify-single-word="false"/>
      <style:text-properties style:font-name="Liberation Sans" officeooo:rsid="001c0ab9" officeooo:paragraph-rsid="001c6941"/>
    </style:style>
    <style:style style:name="P36" style:family="paragraph" style:parent-style-name="Standard">
      <style:paragraph-properties fo:text-align="justify" style:justify-single-word="false"/>
      <style:text-properties style:font-name="Liberation Sans" officeooo:rsid="001c6941" officeooo:paragraph-rsid="0045de82"/>
    </style:style>
    <style:style style:name="P37" style:family="paragraph" style:parent-style-name="Standard">
      <style:paragraph-properties fo:text-align="justify" style:justify-single-word="false"/>
      <style:text-properties style:font-name="Liberation Sans" officeooo:rsid="00222a97" officeooo:paragraph-rsid="0022be7d"/>
    </style:style>
    <style:style style:name="P38" style:family="paragraph" style:parent-style-name="Standard">
      <style:paragraph-properties fo:text-align="justify" style:justify-single-word="false"/>
      <style:text-properties style:font-name="Liberation Sans" officeooo:rsid="002278d0" officeooo:paragraph-rsid="002278d0"/>
    </style:style>
    <style:style style:name="P39" style:family="paragraph" style:parent-style-name="Standard">
      <style:paragraph-properties fo:text-align="justify" style:justify-single-word="false"/>
      <style:text-properties style:font-name="Liberation Sans" officeooo:rsid="0027cfd1" officeooo:paragraph-rsid="002f3294"/>
    </style:style>
    <style:style style:name="P40" style:family="paragraph" style:parent-style-name="Standard">
      <style:paragraph-properties fo:text-align="justify" style:justify-single-word="false"/>
      <style:text-properties style:font-name="Liberation Sans" officeooo:rsid="0027cfd1" officeooo:paragraph-rsid="00259a80"/>
    </style:style>
    <style:style style:name="P41" style:family="paragraph" style:parent-style-name="Standard">
      <style:paragraph-properties fo:text-align="justify" style:justify-single-word="false"/>
      <style:text-properties style:font-name="Liberation Sans" officeooo:rsid="0028d4a5" officeooo:paragraph-rsid="0027cfd1"/>
    </style:style>
    <style:style style:name="P42" style:family="paragraph" style:parent-style-name="Standard">
      <style:paragraph-properties fo:text-align="justify" style:justify-single-word="false"/>
      <style:text-properties style:font-name="Liberation Sans" fo:font-weight="normal" officeooo:rsid="0031919c" officeooo:paragraph-rsid="0031919c" style:font-weight-asian="normal" style:font-weight-complex="normal"/>
    </style:style>
    <style:style style:name="P43" style:family="paragraph" style:parent-style-name="Standard">
      <style:paragraph-properties fo:text-align="justify" style:justify-single-word="false"/>
      <style:text-properties style:font-name="Liberation Sans" fo:font-weight="normal" officeooo:rsid="0031919c" officeooo:paragraph-rsid="0045de82" style:font-weight-asian="normal" style:font-weight-complex="normal"/>
    </style:style>
    <style:style style:name="P44" style:family="paragraph" style:parent-style-name="Standard">
      <style:paragraph-properties fo:text-align="justify" style:justify-single-word="false"/>
      <style:text-properties style:font-name="Liberation Sans" fo:font-weight="normal" officeooo:rsid="00334cd2" officeooo:paragraph-rsid="00334cd2" style:font-weight-asian="normal" style:font-weight-complex="normal"/>
    </style:style>
    <style:style style:name="P45" style:family="paragraph" style:parent-style-name="Standard">
      <style:paragraph-properties fo:text-align="justify" style:justify-single-word="false"/>
      <style:text-properties style:font-name="Liberation Sans" fo:font-weight="normal" officeooo:rsid="00334cd2" officeooo:paragraph-rsid="0037c787" style:font-weight-asian="normal" style:font-weight-complex="normal"/>
    </style:style>
    <style:style style:name="P46" style:family="paragraph" style:parent-style-name="Standard">
      <style:paragraph-properties fo:text-align="justify" style:justify-single-word="false"/>
      <style:text-properties style:font-name="Liberation Sans" fo:font-weight="normal" officeooo:rsid="002fce48" officeooo:paragraph-rsid="0047625d" style:font-weight-asian="normal" style:font-weight-complex="normal"/>
    </style:style>
    <style:style style:name="P47" style:family="paragraph" style:parent-style-name="Standard">
      <style:paragraph-properties fo:text-align="justify" style:justify-single-word="false"/>
      <style:text-properties style:font-name="Liberation Sans" fo:font-weight="normal" officeooo:rsid="002fce48" officeooo:paragraph-rsid="005f9b24" style:font-weight-asian="normal" style:font-weight-complex="normal"/>
    </style:style>
    <style:style style:name="P48" style:family="paragraph" style:parent-style-name="Standard">
      <style:paragraph-properties fo:text-align="justify" style:justify-single-word="false"/>
      <style:text-properties style:font-name="Liberation Sans" fo:font-weight="normal" officeooo:rsid="0037c787" officeooo:paragraph-rsid="0037c787" style:font-weight-asian="normal" style:font-weight-complex="normal"/>
    </style:style>
    <style:style style:name="P49" style:family="paragraph" style:parent-style-name="Standard">
      <style:paragraph-properties fo:text-align="justify" style:justify-single-word="false"/>
      <style:text-properties style:font-name="Liberation Sans" fo:font-weight="normal" officeooo:rsid="005defb9" officeooo:paragraph-rsid="005defb9" style:font-weight-asian="normal" style:font-weight-complex="normal"/>
    </style:style>
    <style:style style:name="P50" style:family="paragraph" style:parent-style-name="Standard">
      <style:paragraph-properties fo:text-align="justify" style:justify-single-word="false"/>
      <style:text-properties style:font-name="Liberation Sans" fo:font-weight="normal" officeooo:rsid="006d710f" officeooo:paragraph-rsid="006ca254" style:font-weight-asian="normal" style:font-weight-complex="normal"/>
    </style:style>
    <style:style style:name="P51" style:family="paragraph" style:parent-style-name="Standard">
      <style:paragraph-properties fo:text-align="justify" style:justify-single-word="false"/>
      <style:text-properties style:font-name="Liberation Sans" fo:font-weight="normal" officeooo:rsid="006d710f" officeooo:paragraph-rsid="006d710f" style:font-weight-asian="normal" style:font-weight-complex="normal"/>
    </style:style>
    <style:style style:name="P52" style:family="paragraph" style:parent-style-name="Standard">
      <style:paragraph-properties fo:text-align="justify" style:justify-single-word="false"/>
      <style:text-properties style:font-name="Liberation Sans" fo:font-weight="normal" officeooo:rsid="007811fd" officeooo:paragraph-rsid="007811fd" style:font-weight-asian="normal" style:font-weight-complex="normal"/>
    </style:style>
    <style:style style:name="P53" style:family="paragraph" style:parent-style-name="Standard">
      <style:paragraph-properties fo:text-align="justify" style:justify-single-word="false"/>
      <style:text-properties style:font-name="Liberation Sans" fo:font-weight="normal" officeooo:rsid="00797cd4" officeooo:paragraph-rsid="007811fd" style:font-weight-asian="normal" style:font-weight-complex="normal"/>
    </style:style>
    <style:style style:name="P54" style:family="paragraph" style:parent-style-name="Standard">
      <style:paragraph-properties fo:text-align="justify" style:justify-single-word="false"/>
      <style:text-properties style:font-name="Liberation Sans" fo:font-weight="normal" officeooo:rsid="004c915e" officeooo:paragraph-rsid="00457bbb" style:font-weight-asian="normal" style:font-weight-complex="normal"/>
    </style:style>
    <style:style style:name="P55" style:family="paragraph" style:parent-style-name="Standard">
      <style:paragraph-properties fo:text-align="justify" style:justify-single-word="false"/>
      <style:text-properties style:font-name="Liberation Sans" fo:font-weight="normal" officeooo:rsid="007d24b6" officeooo:paragraph-rsid="007d24b6" style:font-weight-asian="normal" style:font-weight-complex="normal"/>
    </style:style>
    <style:style style:name="P56" style:family="paragraph" style:parent-style-name="Standard">
      <style:paragraph-properties fo:text-align="justify" style:justify-single-word="false"/>
      <style:text-properties style:font-name="Liberation Sans" officeooo:rsid="001792db" officeooo:paragraph-rsid="001662be"/>
    </style:style>
    <style:style style:name="P57" style:family="paragraph" style:parent-style-name="Standard">
      <style:paragraph-properties fo:text-align="justify" style:justify-single-word="false"/>
      <style:text-properties style:font-name="Liberation Sans" officeooo:rsid="0034aa66" officeooo:paragraph-rsid="002ed329"/>
    </style:style>
    <style:style style:name="P58" style:family="paragraph" style:parent-style-name="Standard">
      <style:paragraph-properties fo:text-align="justify" style:justify-single-word="false"/>
      <style:text-properties style:font-name="Liberation Sans" officeooo:rsid="0034aa66" officeooo:paragraph-rsid="0034aa66"/>
    </style:style>
    <style:style style:name="P59" style:family="paragraph" style:parent-style-name="Standard">
      <style:paragraph-properties fo:text-align="justify" style:justify-single-word="false"/>
      <style:text-properties style:font-name="Liberation Sans" officeooo:rsid="00457bbb" officeooo:paragraph-rsid="00457bbb"/>
    </style:style>
    <style:style style:name="P60" style:family="paragraph" style:parent-style-name="Standard">
      <style:paragraph-properties fo:text-align="justify" style:justify-single-word="false"/>
      <style:text-properties style:font-name="Liberation Sans" officeooo:rsid="0045de82" officeooo:paragraph-rsid="0045de82"/>
    </style:style>
    <style:style style:name="P61" style:family="paragraph" style:parent-style-name="Standard">
      <style:paragraph-properties fo:text-align="justify" style:justify-single-word="false"/>
      <style:text-properties style:font-name="Liberation Sans" officeooo:rsid="005025d4" officeooo:paragraph-rsid="005025d4"/>
    </style:style>
    <style:style style:name="P62" style:family="paragraph" style:parent-style-name="Standard">
      <style:paragraph-properties fo:text-align="justify" style:justify-single-word="false"/>
      <style:text-properties style:font-name="Liberation Sans" officeooo:rsid="005025d4" officeooo:paragraph-rsid="00457bbb"/>
    </style:style>
    <style:style style:name="P63" style:family="paragraph" style:parent-style-name="Standard">
      <style:paragraph-properties fo:text-align="justify" style:justify-single-word="false"/>
      <style:text-properties style:font-name="Liberation Sans" officeooo:rsid="0053869b" officeooo:paragraph-rsid="0053869b"/>
    </style:style>
    <style:style style:name="P64" style:family="paragraph" style:parent-style-name="Standard">
      <style:paragraph-properties fo:text-align="justify" style:justify-single-word="false"/>
      <style:text-properties style:font-name="Liberation Sans" officeooo:rsid="003c8cd6" officeooo:paragraph-rsid="003e3f12"/>
    </style:style>
    <style:style style:name="P65" style:family="paragraph" style:parent-style-name="Standard">
      <style:paragraph-properties fo:text-align="justify" style:justify-single-word="false"/>
      <style:text-properties style:font-name="Liberation Sans" officeooo:rsid="005defb9" officeooo:paragraph-rsid="005defb9"/>
    </style:style>
    <style:style style:name="P66" style:family="paragraph" style:parent-style-name="Standard">
      <style:paragraph-properties fo:text-align="justify" style:justify-single-word="false"/>
      <style:text-properties style:font-name="Liberation Sans" officeooo:rsid="00348ff1" officeooo:paragraph-rsid="00348ff1"/>
    </style:style>
    <style:style style:name="P67" style:family="paragraph" style:parent-style-name="Standard">
      <style:paragraph-properties fo:text-align="justify" style:justify-single-word="false"/>
      <style:text-properties style:font-name="Liberation Sans" officeooo:rsid="0060fd76" officeooo:paragraph-rsid="0060fd76"/>
    </style:style>
    <style:style style:name="P68" style:family="paragraph" style:parent-style-name="Standard">
      <style:paragraph-properties fo:text-align="justify" style:justify-single-word="false"/>
      <style:text-properties style:font-name="Liberation Sans" officeooo:rsid="006672c5" officeooo:paragraph-rsid="006672c5"/>
    </style:style>
    <style:style style:name="P69" style:family="paragraph" style:parent-style-name="Standard">
      <style:paragraph-properties fo:text-align="justify" style:justify-single-word="false"/>
      <style:text-properties style:font-name="Liberation Sans" officeooo:rsid="00509787" officeooo:paragraph-rsid="0069d9a1"/>
    </style:style>
    <style:style style:name="P70" style:family="paragraph" style:parent-style-name="Standard">
      <style:paragraph-properties fo:text-align="justify" style:justify-single-word="false"/>
      <style:text-properties style:font-name="Liberation Sans" officeooo:rsid="005a882d" officeooo:paragraph-rsid="0053869b"/>
    </style:style>
    <style:style style:name="P71" style:family="paragraph" style:parent-style-name="Standard">
      <style:paragraph-properties fo:text-align="justify" style:justify-single-word="false"/>
      <style:text-properties style:font-name="Liberation Sans" officeooo:rsid="003a4d35" officeooo:paragraph-rsid="007811fd"/>
    </style:style>
    <style:style style:name="P72" style:family="paragraph" style:parent-style-name="Standard">
      <style:paragraph-properties fo:text-align="justify" style:justify-single-word="false"/>
      <style:text-properties style:font-name="Liberation Sans" officeooo:rsid="00797cd4" officeooo:paragraph-rsid="00797cd4"/>
    </style:style>
    <style:style style:name="P73" style:family="paragraph" style:parent-style-name="Standard">
      <style:paragraph-properties fo:text-align="justify" style:justify-single-word="false"/>
      <style:text-properties style:font-name="Liberation Sans" officeooo:rsid="007b372c" officeooo:paragraph-rsid="007b372c"/>
    </style:style>
    <style:style style:name="P74" style:family="paragraph" style:parent-style-name="Standard">
      <style:paragraph-properties fo:text-align="justify" style:justify-single-word="false"/>
      <style:text-properties style:font-name="Liberation Sans" officeooo:rsid="007b5828" officeooo:paragraph-rsid="007b5828"/>
    </style:style>
    <style:style style:name="P75" style:family="paragraph" style:parent-style-name="Standard">
      <style:paragraph-properties fo:text-align="justify" style:justify-single-word="false"/>
      <style:text-properties officeooo:rsid="005025d4" officeooo:paragraph-rsid="005025d4"/>
    </style:style>
    <style:style style:name="P76" style:family="paragraph" style:parent-style-name="Standard">
      <style:paragraph-properties fo:text-align="justify" style:justify-single-word="false"/>
      <style:text-properties officeooo:rsid="0055243c" officeooo:paragraph-rsid="0069d9a1"/>
    </style:style>
    <style:style style:name="P77" style:family="paragraph" style:parent-style-name="Standard">
      <style:paragraph-properties fo:text-align="justify" style:justify-single-word="false"/>
      <style:text-properties officeooo:rsid="006d710f" officeooo:paragraph-rsid="007811fd"/>
    </style:style>
    <style:style style:name="P78" style:family="paragraph" style:parent-style-name="Standard">
      <style:paragraph-properties fo:text-align="justify" style:justify-single-word="false"/>
      <style:text-properties officeooo:rsid="007811fd" officeooo:paragraph-rsid="007811fd"/>
    </style:style>
    <style:style style:name="P79" style:family="paragraph" style:parent-style-name="Standard">
      <style:paragraph-properties fo:text-align="justify" style:justify-single-word="false"/>
      <style:text-properties officeooo:rsid="00797cd4" officeooo:paragraph-rsid="00797cd4"/>
    </style:style>
    <style:style style:name="P80" style:family="paragraph" style:parent-style-name="Text_20_body">
      <style:paragraph-properties fo:text-align="justify" style:justify-single-word="false"/>
      <style:text-properties officeooo:paragraph-rsid="004130f2"/>
    </style:style>
    <style:style style:name="P81" style:family="paragraph" style:parent-style-name="Text_20_body">
      <style:paragraph-properties fo:text-align="justify" style:justify-single-word="false"/>
      <style:text-properties officeooo:paragraph-rsid="00594145"/>
    </style:style>
    <style:style style:name="P82" style:family="paragraph" style:parent-style-name="Text_20_body">
      <style:paragraph-properties fo:text-align="justify" style:justify-single-word="false"/>
      <style:text-properties officeooo:paragraph-rsid="0069d9a1"/>
    </style:style>
    <style:style style:name="P83" style:family="paragraph" style:parent-style-name="Text_20_body">
      <style:paragraph-properties fo:text-align="justify" style:justify-single-word="false"/>
      <style:text-properties officeooo:paragraph-rsid="006ada05"/>
    </style:style>
    <style:style style:name="P84" style:family="paragraph" style:parent-style-name="Text_20_body">
      <style:paragraph-properties fo:text-align="justify" style:justify-single-word="false"/>
      <style:text-properties officeooo:paragraph-rsid="007047ec"/>
    </style:style>
    <style:style style:name="P85" style:family="paragraph" style:parent-style-name="Text_20_body">
      <style:paragraph-properties fo:text-align="justify" style:justify-single-word="false"/>
      <style:text-properties officeooo:paragraph-rsid="0071ce70"/>
    </style:style>
    <style:style style:name="P86" style:family="paragraph" style:parent-style-name="Text_20_body">
      <style:paragraph-properties fo:text-align="justify" style:justify-single-word="false"/>
      <style:text-properties officeooo:paragraph-rsid="00769228"/>
    </style:style>
    <style:style style:name="P87" style:family="paragraph" style:parent-style-name="Text_20_body">
      <style:paragraph-properties fo:text-align="justify" style:justify-single-word="false"/>
      <style:text-properties officeooo:paragraph-rsid="007811fd"/>
    </style:style>
    <style:style style:name="P88" style:family="paragraph" style:parent-style-name="Text_20_body">
      <style:paragraph-properties fo:text-align="justify" style:justify-single-word="false"/>
      <style:text-properties style:font-name="Liberation Sans" fo:language="fr" fo:country="FR" fo:font-weight="normal" officeooo:rsid="0037c787" officeooo:paragraph-rsid="006160a8" style:font-weight-asian="normal" style:font-weight-complex="normal"/>
    </style:style>
    <style:style style:name="P89" style:family="paragraph" style:parent-style-name="Text_20_body">
      <style:paragraph-properties fo:text-align="justify" style:justify-single-word="false"/>
      <style:text-properties style:font-name="Liberation Sans" fo:language="fr" fo:country="FR" fo:font-weight="normal" officeooo:rsid="003e3f12" officeooo:paragraph-rsid="003f2ac5" style:font-weight-asian="normal" style:font-weight-complex="normal"/>
    </style:style>
    <style:style style:name="P90" style:family="paragraph" style:parent-style-name="Text_20_body">
      <style:paragraph-properties fo:text-align="justify" style:justify-single-word="false"/>
      <style:text-properties style:font-name="Liberation Sans" fo:language="fr" fo:country="FR" fo:font-weight="normal" officeooo:rsid="004130f2" officeooo:paragraph-rsid="004130f2" style:font-weight-asian="normal" style:font-weight-complex="normal"/>
    </style:style>
    <style:style style:name="P91" style:family="paragraph" style:parent-style-name="Text_20_body">
      <style:paragraph-properties fo:text-align="justify" style:justify-single-word="false"/>
      <style:text-properties style:font-name="Liberation Sans" fo:language="fr" fo:country="FR" fo:font-weight="normal" officeooo:rsid="007811fd" officeooo:paragraph-rsid="007811fd" style:font-weight-asian="normal" style:font-weight-complex="normal"/>
    </style:style>
    <style:style style:name="P92" style:family="paragraph" style:parent-style-name="Text_20_body">
      <style:paragraph-properties fo:text-align="justify" style:justify-single-word="false"/>
      <style:text-properties style:font-name="Liberation Sans" fo:language="fr" fo:country="FR" fo:font-weight="normal" officeooo:rsid="004baffa" officeooo:paragraph-rsid="006ada05" style:font-weight-asian="normal" style:font-weight-complex="normal"/>
    </style:style>
    <style:style style:name="P93" style:family="paragraph" style:parent-style-name="Text_20_body">
      <style:paragraph-properties fo:text-align="justify" style:justify-single-word="false"/>
      <style:text-properties style:font-name="Liberation Sans" fo:language="fr" fo:country="FR" fo:font-weight="normal" officeooo:rsid="00769228" officeooo:paragraph-rsid="00769228" fo:background-color="transparent" style:font-weight-asian="normal" style:font-weight-complex="normal"/>
    </style:style>
    <style:style style:name="P94" style:family="paragraph" style:parent-style-name="Text_20_body">
      <style:paragraph-properties fo:text-align="justify" style:justify-single-word="false"/>
      <style:text-properties style:font-name="Liberation Sans" fo:font-weight="normal" officeooo:rsid="006160a8" officeooo:paragraph-rsid="006160a8" style:font-weight-asian="normal" style:font-weight-complex="normal"/>
    </style:style>
    <style:style style:name="P95" style:family="paragraph" style:parent-style-name="Standard" style:list-style-name="L1">
      <style:paragraph-properties fo:text-align="justify" style:justify-single-word="false"/>
      <style:text-properties style:font-name="Liberation Sans" fo:language="fr" fo:country="FR" fo:font-weight="normal" officeooo:rsid="0034aa66" officeooo:paragraph-rsid="0034aa66" style:font-weight-asian="normal" style:font-weight-complex="normal"/>
    </style:style>
    <style:style style:name="P96" style:family="paragraph" style:parent-style-name="Standard">
      <style:paragraph-properties fo:text-align="justify" style:justify-single-word="false"/>
      <style:text-properties style:font-name="Liberation Sans" officeooo:rsid="005defb9" officeooo:paragraph-rsid="005defb9"/>
    </style:style>
    <style:style style:name="P97" style:family="paragraph" style:parent-style-name="Standard">
      <style:paragraph-properties fo:text-align="justify" style:justify-single-word="false"/>
      <style:text-properties style:font-name="Liberation Sans" officeooo:rsid="00865b1b" officeooo:paragraph-rsid="00865b1b"/>
    </style:style>
    <style:style style:name="P98" style:family="paragraph" style:parent-style-name="Standard">
      <style:paragraph-properties fo:text-align="justify" style:justify-single-word="false"/>
      <style:text-properties style:font-name="Liberation Sans" officeooo:rsid="0045de82" officeooo:paragraph-rsid="008bbea1"/>
    </style:style>
    <style:style style:name="P99" style:family="paragraph" style:parent-style-name="Standard">
      <style:paragraph-properties fo:text-align="justify" style:justify-single-word="false"/>
      <style:text-properties style:font-name="Liberation Sans" officeooo:rsid="007b5828" officeooo:paragraph-rsid="008bbea1"/>
    </style:style>
    <style:style style:name="P100" style:family="paragraph" style:parent-style-name="Standard">
      <style:paragraph-properties fo:text-align="justify" style:justify-single-word="false"/>
      <style:text-properties officeooo:paragraph-rsid="003ee238"/>
    </style:style>
    <style:style style:name="P101" style:family="paragraph" style:parent-style-name="Standard">
      <style:paragraph-properties fo:text-align="justify" style:justify-single-word="false"/>
      <style:text-properties officeooo:paragraph-rsid="005f9b24"/>
    </style:style>
    <style:style style:name="P102" style:family="paragraph" style:parent-style-name="Standard">
      <style:paragraph-properties fo:text-align="justify" style:justify-single-word="false"/>
      <style:text-properties officeooo:paragraph-rsid="00797cd4"/>
    </style:style>
    <style:style style:name="P103" style:family="paragraph" style:parent-style-name="Standard">
      <style:paragraph-properties fo:text-align="justify" style:justify-single-word="false"/>
      <style:text-properties officeooo:paragraph-rsid="007b372c"/>
    </style:style>
    <style:style style:name="P104" style:family="paragraph" style:parent-style-name="Standard">
      <style:paragraph-properties fo:text-align="justify" style:justify-single-word="false"/>
      <style:text-properties officeooo:rsid="008bbea1" officeooo:paragraph-rsid="008bbea1"/>
    </style:style>
    <style:style style:name="P105" style:family="paragraph" style:parent-style-name="Text_20_body" style:list-style-name="L1">
      <style:paragraph-properties fo:text-align="justify" style:justify-single-word="false"/>
      <style:text-properties officeooo:paragraph-rsid="00365819"/>
    </style:style>
    <style:style style:name="P106" style:family="paragraph" style:parent-style-name="Text_20_body" style:list-style-name="L3">
      <style:paragraph-properties fo:text-align="justify" style:justify-single-word="false"/>
      <style:text-properties officeooo:paragraph-rsid="003f2ac5"/>
    </style:style>
    <style:style style:name="P107" style:family="paragraph" style:parent-style-name="Text_20_body" style:list-style-name="L1">
      <style:paragraph-properties fo:text-align="justify" style:justify-single-word="false"/>
      <style:text-properties style:font-name="Liberation Sans" fo:language="fr" fo:country="FR" fo:font-weight="normal" officeooo:rsid="00764b77" officeooo:paragraph-rsid="00764b77" style:font-weight-asian="normal" style:font-weight-complex="normal"/>
    </style:style>
    <style:style style:name="P108" style:family="paragraph" style:parent-style-name="Text_20_body">
      <style:paragraph-properties fo:text-align="justify" style:justify-single-word="false"/>
      <style:text-properties style:font-name="Liberation Sans" fo:language="fr" fo:country="FR" fo:font-weight="normal" officeooo:rsid="00535211" officeooo:paragraph-rsid="003f2ac5" style:font-weight-asian="normal" style:font-weight-complex="normal"/>
    </style:style>
    <style:style style:name="P109" style:family="paragraph" style:parent-style-name="Text_20_body" style:list-style-name="L3">
      <style:paragraph-properties fo:text-align="justify" style:justify-single-word="false"/>
      <style:text-properties style:font-name="Liberation Sans" fo:language="fr" fo:country="FR" fo:font-weight="normal" officeooo:rsid="003e3f12" officeooo:paragraph-rsid="003f2ac5" style:font-weight-asian="normal" style:font-weight-complex="normal"/>
    </style:style>
    <style:style style:name="P110" style:family="paragraph" style:parent-style-name="Text_20_body">
      <style:paragraph-properties fo:text-align="justify" style:justify-single-word="false"/>
      <style:text-properties style:font-name="Liberation Sans" fo:language="fr" fo:country="FR" fo:font-weight="normal" officeooo:rsid="004baffa" officeooo:paragraph-rsid="006ada05" style:font-weight-asian="normal" style:font-weight-complex="normal"/>
    </style:style>
    <style:style style:name="P111" style:family="paragraph" style:parent-style-name="Text_20_body" style:list-style-name="L3">
      <style:paragraph-properties fo:text-align="justify" style:justify-single-word="false"/>
      <style:text-properties style:font-name="Liberation Sans" officeooo:rsid="003e3f12" officeooo:paragraph-rsid="003f2ac5"/>
    </style:style>
    <style:style style:name="P112" style:family="paragraph" style:parent-style-name="Text_20_body">
      <style:paragraph-properties fo:text-align="justify" style:justify-single-word="false"/>
      <style:text-properties style:font-name="Liberation Sans" fo:font-weight="normal" officeooo:rsid="006160a8" officeooo:paragraph-rsid="006160a8" style:font-weight-asian="normal" style:font-weight-complex="normal"/>
    </style:style>
    <style:style style:name="P113" style:family="paragraph" style:parent-style-name="Text_20_body" style:list-style-name="L2">
      <style:paragraph-properties fo:margin-top="0cm" fo:margin-bottom="0cm" loext:contextual-spacing="false"/>
      <style:text-properties style:font-name="Liberation Sans" fo:font-weight="normal" style:font-weight-asian="normal" style:font-weight-complex="normal"/>
    </style:style>
    <style:style style:name="P114" style:family="paragraph" style:parent-style-name="Text_20_body" style:list-style-name="L2">
      <style:paragraph-properties fo:margin-top="0cm" fo:margin-bottom="0cm" loext:contextual-spacing="false"/>
      <style:text-properties style:font-name="Liberation Sans" fo:font-weight="normal" officeooo:paragraph-rsid="003a4d35" style:font-weight-asian="normal" style:font-weight-complex="normal"/>
    </style:style>
    <style:style style:name="P115" style:family="paragraph" style:parent-style-name="Text_20_body" style:list-style-name="L2">
      <style:paragraph-properties fo:margin-top="0cm" fo:margin-bottom="0cm" loext:contextual-spacing="false"/>
      <style:text-properties style:font-name="Liberation Sans" fo:language="fr" fo:country="FR" fo:font-weight="normal" officeooo:rsid="00365819" officeooo:paragraph-rsid="003a4d35" style:font-weight-asian="normal" style:font-weight-complex="normal"/>
    </style:style>
    <style:style style:name="P116" style:family="paragraph" style:parent-style-name="Text_20_body" style:list-style-name="L2">
      <style:paragraph-properties fo:margin-top="0cm" fo:margin-bottom="0cm" loext:contextual-spacing="false"/>
      <style:text-properties style:font-name="Liberation Sans" fo:language="fr" fo:country="FR" fo:font-weight="normal" officeooo:rsid="0037c787" officeooo:paragraph-rsid="006160a8" style:font-weight-asian="normal" style:font-weight-complex="normal"/>
    </style:style>
    <style:style style:name="P117" style:family="paragraph" style:parent-style-name="Text_20_body" style:list-style-name="L2">
      <style:paragraph-properties fo:margin-top="0cm" fo:margin-bottom="0cm" loext:contextual-spacing="false"/>
      <style:text-properties style:font-name="Liberation Sans" fo:language="fr" fo:country="FR" fo:font-weight="normal" officeooo:rsid="00764b77" officeooo:paragraph-rsid="00764b77" style:font-weight-asian="normal" style:font-weight-complex="normal"/>
    </style:style>
    <style:style style:name="P118" style:family="paragraph" style:parent-style-name="Text_20_body" style:list-style-name="L2">
      <style:paragraph-properties fo:margin-top="0cm" fo:margin-bottom="0cm" loext:contextual-spacing="false"/>
      <style:text-properties style:font-name="Liberation Sans"/>
    </style:style>
    <style:style style:name="T1" style:family="text">
      <style:text-properties officeooo:rsid="00348ff1"/>
    </style:style>
    <style:style style:name="T2" style:family="text">
      <style:text-properties fo:font-weight="bold" style:font-weight-asian="bold" style:font-weight-complex="bold"/>
    </style:style>
    <style:style style:name="T3" style:family="text">
      <style:text-properties fo:font-weight="bold" officeooo:rsid="0045c9a8" style:font-weight-asian="bold" style:font-weight-complex="bold"/>
    </style:style>
    <style:style style:name="T4" style:family="text">
      <style:text-properties fo:font-weight="bold" officeooo:rsid="0055243c" style:font-weight-asian="bold" style:font-weight-complex="bold"/>
    </style:style>
    <style:style style:name="T5" style:family="text">
      <style:text-properties fo:font-weight="bold" officeooo:rsid="007b5828" style:font-weight-asian="bold" style:font-weight-complex="bold"/>
    </style:style>
    <style:style style:name="T6" style:family="text">
      <style:text-properties officeooo:rsid="0034aa66"/>
    </style:style>
    <style:style style:name="T7" style:family="text">
      <style:text-properties officeooo:rsid="0037c787"/>
    </style:style>
    <style:style style:name="T8" style:family="text">
      <style:text-properties fo:font-weight="normal" style:font-weight-asian="normal" style:font-weight-complex="normal"/>
    </style:style>
    <style:style style:name="T9" style:family="text">
      <style:text-properties fo:font-weight="normal" officeooo:rsid="0060fd76" style:font-weight-asian="normal" style:font-weight-complex="normal"/>
    </style:style>
    <style:style style:name="T10" style:family="text">
      <style:text-properties fo:font-weight="normal" officeooo:rsid="006160a8" style:font-weight-asian="normal" style:font-weight-complex="normal"/>
    </style:style>
    <style:style style:name="T11" style:family="text">
      <style:text-properties fo:font-weight="normal" officeooo:rsid="006315d1" style:font-weight-asian="normal" style:font-weight-complex="normal"/>
    </style:style>
    <style:style style:name="T12" style:family="text">
      <style:text-properties fo:font-weight="normal" officeooo:rsid="00764b77" style:font-weight-asian="normal" style:font-weight-complex="normal"/>
    </style:style>
    <style:style style:name="T13" style:family="text">
      <style:text-properties fo:font-weight="normal" officeooo:rsid="0089f0b1" style:font-weight-asian="normal" style:font-weight-complex="normal"/>
    </style:style>
    <style:style style:name="T14" style:family="text">
      <style:text-properties officeooo:rsid="003a4d35"/>
    </style:style>
    <style:style style:name="T15" style:family="text">
      <style:text-properties officeooo:rsid="001c0ab9"/>
    </style:style>
    <style:style style:name="T16" style:family="text">
      <style:text-properties officeooo:rsid="001f3659"/>
    </style:style>
    <style:style style:name="T17" style:family="text">
      <style:text-properties officeooo:rsid="002ed329"/>
    </style:style>
    <style:style style:name="T18" style:family="text">
      <style:text-properties officeooo:rsid="00198c79"/>
    </style:style>
    <style:style style:name="T19" style:family="text">
      <style:text-properties officeooo:rsid="0019ea79"/>
    </style:style>
    <style:style style:name="T20" style:family="text">
      <style:text-properties officeooo:rsid="001a1197"/>
    </style:style>
    <style:style style:name="T21" style:family="text">
      <style:text-properties officeooo:rsid="001c6941"/>
    </style:style>
    <style:style style:name="T22" style:family="text">
      <style:text-properties officeooo:rsid="0027cfd1"/>
    </style:style>
    <style:style style:name="T23" style:family="text">
      <style:text-properties officeooo:rsid="002278d0"/>
    </style:style>
    <style:style style:name="T24" style:family="text">
      <style:text-properties officeooo:rsid="001d4a34"/>
    </style:style>
    <style:style style:name="T25" style:family="text">
      <style:text-properties officeooo:rsid="00222a97"/>
    </style:style>
    <style:style style:name="T26" style:family="text">
      <style:text-properties officeooo:rsid="0022be7d"/>
    </style:style>
    <style:style style:name="T27" style:family="text">
      <style:text-properties officeooo:rsid="002ccc8f"/>
    </style:style>
    <style:style style:name="T28" style:family="text">
      <style:text-properties officeooo:rsid="00249ee2"/>
    </style:style>
    <style:style style:name="T29" style:family="text">
      <style:text-properties officeooo:rsid="0028d4a5"/>
    </style:style>
    <style:style style:name="T30" style:family="text">
      <style:text-properties officeooo:rsid="002ec2f3"/>
    </style:style>
    <style:style style:name="T31" style:family="text">
      <style:text-properties officeooo:rsid="00334cd2"/>
    </style:style>
    <style:style style:name="T32" style:family="text">
      <style:text-properties fo:language="fr" fo:country="FR" fo:font-weight="normal" style:font-weight-asian="normal" style:font-weight-complex="normal"/>
    </style:style>
    <style:style style:name="T33" style:family="text">
      <style:text-properties fo:language="fr" fo:country="FR" fo:font-weight="normal" officeooo:rsid="005a882d" style:font-weight-asian="normal" style:font-weight-complex="normal"/>
    </style:style>
    <style:style style:name="T34" style:family="text">
      <style:text-properties fo:language="fr" fo:country="FR" fo:font-weight="normal" officeooo:rsid="005c1169" style:font-weight-asian="normal" style:font-weight-complex="normal"/>
    </style:style>
    <style:style style:name="T35" style:family="text">
      <style:text-properties fo:language="fr" fo:country="FR" fo:font-weight="normal" officeooo:rsid="00764b77" style:font-weight-asian="normal" style:font-weight-complex="normal"/>
    </style:style>
    <style:style style:name="T36" style:family="text">
      <style:text-properties fo:language="fr" fo:country="FR" fo:background-color="transparent" loext:char-shading-value="0"/>
    </style:style>
    <style:style style:name="T37" style:family="text">
      <style:text-properties fo:language="fr" fo:country="FR" officeooo:rsid="00594145" fo:background-color="transparent" loext:char-shading-value="0"/>
    </style:style>
    <style:style style:name="T38" style:family="text">
      <style:text-properties fo:language="fr" fo:country="FR" officeooo:rsid="006315d1" fo:background-color="transparent" loext:char-shading-value="0"/>
    </style:style>
    <style:style style:name="T39" style:family="text">
      <style:text-properties style:font-name="Liberation Sans"/>
    </style:style>
    <style:style style:name="T40" style:family="text">
      <style:text-properties style:font-name="Liberation Sans" fo:language="fr" fo:country="FR"/>
    </style:style>
    <style:style style:name="T41" style:family="text">
      <style:text-properties style:font-name="Liberation Sans" fo:language="fr" fo:country="FR" fo:font-weight="normal" officeooo:rsid="00383df8" style:font-weight-asian="normal" style:font-weight-complex="normal"/>
    </style:style>
    <style:style style:name="T42" style:family="text">
      <style:text-properties style:font-name="Liberation Sans" fo:language="fr" fo:country="FR" fo:font-weight="normal" officeooo:rsid="0039abd4" style:font-weight-asian="normal" style:font-weight-complex="normal"/>
    </style:style>
    <style:style style:name="T43" style:family="text">
      <style:text-properties style:font-name="Liberation Sans" fo:language="fr" fo:country="FR" fo:font-weight="normal" officeooo:rsid="003a4d35" style:font-weight-asian="normal" style:font-weight-complex="normal"/>
    </style:style>
    <style:style style:name="T44" style:family="text">
      <style:text-properties style:font-name="Liberation Sans" fo:language="fr" fo:country="FR" fo:font-weight="normal" officeooo:rsid="003e3f12" style:font-weight-asian="normal" style:font-weight-complex="normal"/>
    </style:style>
    <style:style style:name="T45" style:family="text">
      <style:text-properties style:font-name="Liberation Sans" fo:language="fr" fo:country="FR" fo:font-weight="normal" officeooo:rsid="003f2ac5" style:font-weight-asian="normal" style:font-weight-complex="normal"/>
    </style:style>
    <style:style style:name="T46" style:family="text">
      <style:text-properties style:font-name="Liberation Sans" fo:language="fr" fo:country="FR" fo:font-weight="normal" officeooo:rsid="00427297" style:font-weight-asian="normal" style:font-weight-complex="normal"/>
    </style:style>
    <style:style style:name="T47" style:family="text">
      <style:text-properties style:font-name="Liberation Sans" fo:language="fr" fo:country="FR" fo:font-weight="normal" officeooo:rsid="004130f2" style:font-weight-asian="normal" style:font-weight-complex="normal"/>
    </style:style>
    <style:style style:name="T48" style:family="text">
      <style:text-properties style:font-name="Liberation Sans" fo:language="fr" fo:country="FR" fo:font-weight="normal" officeooo:rsid="00445378" style:font-weight-asian="normal" style:font-weight-complex="normal"/>
    </style:style>
    <style:style style:name="T49" style:family="text">
      <style:text-properties style:font-name="Liberation Sans" fo:language="fr" fo:country="FR" fo:font-weight="normal" officeooo:rsid="00455c65" style:font-weight-asian="normal" style:font-weight-complex="normal"/>
    </style:style>
    <style:style style:name="T50" style:family="text">
      <style:text-properties style:font-name="Liberation Sans" fo:language="fr" fo:country="FR" fo:font-weight="normal" officeooo:rsid="00457bbb" style:font-weight-asian="normal" style:font-weight-complex="normal"/>
    </style:style>
    <style:style style:name="T51" style:family="text">
      <style:text-properties style:font-name="Liberation Sans" fo:language="fr" fo:country="FR" fo:font-weight="normal" officeooo:rsid="006160a8" style:font-weight-asian="normal" style:font-weight-complex="normal"/>
    </style:style>
    <style:style style:name="T52" style:family="text">
      <style:text-properties style:font-name="Liberation Sans" fo:language="fr" fo:country="FR" fo:font-weight="normal" officeooo:rsid="00365819" style:font-weight-asian="normal" style:font-weight-complex="normal"/>
    </style:style>
    <style:style style:name="T53" style:family="text">
      <style:text-properties style:font-name="Liberation Sans" fo:language="fr" fo:country="FR" fo:font-weight="normal" officeooo:rsid="00663804" style:font-weight-asian="normal" style:font-weight-complex="normal"/>
    </style:style>
    <style:style style:name="T54" style:family="text">
      <style:text-properties style:font-name="Liberation Sans" fo:language="fr" fo:country="FR" fo:font-weight="normal" officeooo:rsid="006672c5" style:font-weight-asian="normal" style:font-weight-complex="normal"/>
    </style:style>
    <style:style style:name="T55" style:family="text">
      <style:text-properties style:font-name="Liberation Sans" fo:language="fr" fo:country="FR" fo:font-weight="normal" officeooo:rsid="004baffa" style:font-weight-asian="normal" style:font-weight-complex="normal"/>
    </style:style>
    <style:style style:name="T56" style:family="text">
      <style:text-properties style:font-name="Liberation Sans" fo:language="fr" fo:country="FR" fo:font-weight="normal" officeooo:rsid="0069d9a1" style:font-weight-asian="normal" style:font-weight-complex="normal"/>
    </style:style>
    <style:style style:name="T57" style:family="text">
      <style:text-properties style:font-name="Liberation Sans" fo:language="fr" fo:country="FR" fo:font-weight="normal" officeooo:rsid="0053869b" style:font-weight-asian="normal" style:font-weight-complex="normal"/>
    </style:style>
    <style:style style:name="T58" style:family="text">
      <style:text-properties style:font-name="Liberation Sans" fo:language="fr" fo:country="FR" fo:font-weight="normal" officeooo:rsid="006ada05" style:font-weight-asian="normal" style:font-weight-complex="normal"/>
    </style:style>
    <style:style style:name="T59" style:family="text">
      <style:text-properties style:font-name="Liberation Sans" fo:language="fr" fo:country="FR" fo:font-weight="normal" officeooo:rsid="00764b77" style:font-weight-asian="normal" style:font-weight-complex="normal"/>
    </style:style>
    <style:style style:name="T60" style:family="text">
      <style:text-properties style:font-name="Liberation Sans" fo:language="fr" fo:country="FR" fo:font-weight="normal" officeooo:rsid="007047ec" style:font-weight-asian="normal" style:font-weight-complex="normal"/>
    </style:style>
    <style:style style:name="T61" style:family="text">
      <style:text-properties style:font-name="Liberation Sans" fo:language="fr" fo:country="FR" fo:font-weight="normal" officeooo:rsid="0077fc58" style:font-weight-asian="normal" style:font-weight-complex="normal"/>
    </style:style>
    <style:style style:name="T62" style:family="text">
      <style:text-properties style:font-name="Liberation Sans" fo:language="fr" fo:country="FR" fo:font-weight="normal" officeooo:rsid="0071ce70" style:font-weight-asian="normal" style:font-weight-complex="normal"/>
    </style:style>
    <style:style style:name="T63" style:family="text">
      <style:text-properties style:font-name="Liberation Sans" fo:language="fr" fo:country="FR" fo:font-weight="normal" officeooo:rsid="006d710f" style:font-weight-asian="normal" style:font-weight-complex="normal"/>
    </style:style>
    <style:style style:name="T64" style:family="text">
      <style:text-properties style:font-name="Liberation Sans" fo:language="fr" fo:country="FR" fo:font-weight="normal" officeooo:rsid="007811fd" style:font-weight-asian="normal" style:font-weight-complex="normal"/>
    </style:style>
    <style:style style:name="T65" style:family="text">
      <style:text-properties style:font-name="Liberation Sans" fo:language="fr" fo:country="FR" fo:font-weight="normal" officeooo:rsid="0081f312" style:font-weight-asian="normal" style:font-weight-complex="normal"/>
    </style:style>
    <style:style style:name="T66" style:family="text">
      <style:text-properties style:font-name="Liberation Sans" fo:language="fr" fo:country="FR" fo:font-weight="normal" officeooo:rsid="0089f0b1" style:font-weight-asian="normal" style:font-weight-complex="normal"/>
    </style:style>
    <style:style style:name="T67" style:family="text">
      <style:text-properties style:font-name="Liberation Sans" fo:language="fr" fo:country="FR" fo:font-weight="normal" officeooo:rsid="00680380" fo:background-color="transparent" loext:char-shading-value="0" style:font-weight-asian="normal" style:font-weight-complex="normal"/>
    </style:style>
    <style:style style:name="T68" style:family="text">
      <style:text-properties style:font-name="Liberation Sans" fo:language="fr" fo:country="FR" fo:font-weight="normal" officeooo:rsid="0064ef28" fo:background-color="transparent" loext:char-shading-value="0" style:font-weight-asian="normal" style:font-weight-complex="normal"/>
    </style:style>
    <style:style style:name="T69" style:family="text">
      <style:text-properties style:font-name="Liberation Sans" fo:language="fr" fo:country="FR" fo:font-weight="normal" officeooo:rsid="00663804" fo:background-color="transparent" loext:char-shading-value="0" style:font-weight-asian="normal" style:font-weight-complex="normal"/>
    </style:style>
    <style:style style:name="T70" style:family="text">
      <style:text-properties style:font-name="Liberation Sans" fo:language="fr" fo:country="FR" fo:font-weight="normal" officeooo:rsid="006fc84f" fo:background-color="transparent" loext:char-shading-value="0" style:font-weight-asian="normal" style:font-weight-complex="normal"/>
    </style:style>
    <style:style style:name="T71" style:family="text">
      <style:text-properties style:font-name="Liberation Sans" fo:language="fr" fo:country="FR" fo:font-weight="normal" officeooo:rsid="007047ec" fo:background-color="transparent" loext:char-shading-value="0" style:font-weight-asian="normal" style:font-weight-complex="normal"/>
    </style:style>
    <style:style style:name="T72" style:family="text">
      <style:text-properties style:font-name="Liberation Sans" fo:language="fr" fo:country="FR" fo:font-weight="normal" officeooo:rsid="00764b77" fo:background-color="transparent" loext:char-shading-value="0" style:font-weight-asian="normal" style:font-weight-complex="normal"/>
    </style:style>
    <style:style style:name="T73" style:family="text">
      <style:text-properties style:font-name="Liberation Sans" fo:language="fr" fo:country="FR" fo:font-weight="normal" officeooo:rsid="00769228" fo:background-color="transparent" loext:char-shading-value="0" style:font-weight-asian="normal" style:font-weight-complex="normal"/>
    </style:style>
    <style:style style:name="T74" style:family="text">
      <style:text-properties style:font-name="Liberation Sans" fo:language="fr" fo:country="FR" fo:font-weight="normal" officeooo:rsid="0077fc58" fo:background-color="transparent" loext:char-shading-value="0" style:font-weight-asian="normal" style:font-weight-complex="normal"/>
    </style:style>
    <style:style style:name="T75" style:family="text">
      <style:text-properties style:font-name="Liberation Sans" fo:language="fr" fo:country="FR" fo:font-weight="normal" officeooo:rsid="0081f312" fo:background-color="transparent" loext:char-shading-value="0" style:font-weight-asian="normal" style:font-weight-complex="normal"/>
    </style:style>
    <style:style style:name="T76" style:family="text">
      <style:text-properties style:font-name="Liberation Sans" fo:language="fr" fo:country="FR" fo:font-weight="normal" officeooo:rsid="0089f0b1" fo:background-color="transparent" loext:char-shading-value="0" style:font-weight-asian="normal" style:font-weight-complex="normal"/>
    </style:style>
    <style:style style:name="T77" style:family="text">
      <style:text-properties style:font-name="Liberation Sans" fo:language="fr" fo:country="FR" officeooo:rsid="005f6431"/>
    </style:style>
    <style:style style:name="T78" style:family="text">
      <style:text-properties style:font-name="Liberation Sans" fo:language="fr" fo:country="FR" officeooo:rsid="00865b1b"/>
    </style:style>
    <style:style style:name="T79" style:family="text">
      <style:text-properties style:font-name="Liberation Sans" officeooo:rsid="003b3862"/>
    </style:style>
    <style:style style:name="T80" style:family="text">
      <style:text-properties style:font-name="Liberation Sans" officeooo:rsid="003c8cd6"/>
    </style:style>
    <style:style style:name="T81" style:family="text">
      <style:text-properties style:font-name="Liberation Sans" officeooo:rsid="0028d4a5"/>
    </style:style>
    <style:style style:name="T82" style:family="text">
      <style:text-properties style:font-name="Liberation Sans" officeooo:rsid="00457bbb"/>
    </style:style>
    <style:style style:name="T83" style:family="text">
      <style:text-properties style:font-name="Liberation Sans" officeooo:rsid="0027cfd1"/>
    </style:style>
    <style:style style:name="T84" style:family="text">
      <style:text-properties style:font-name="Liberation Sans" officeooo:rsid="00249ee2"/>
    </style:style>
    <style:style style:name="T85" style:family="text">
      <style:text-properties style:font-name="Liberation Sans" officeooo:rsid="001c6941"/>
    </style:style>
    <style:style style:name="T86" style:family="text">
      <style:text-properties style:font-name="Liberation Sans" officeooo:rsid="00259a80"/>
    </style:style>
    <style:style style:name="T87" style:family="text">
      <style:text-properties style:font-name="Liberation Sans" officeooo:rsid="004698e6"/>
    </style:style>
    <style:style style:name="T88" style:family="text">
      <style:text-properties style:font-name="Liberation Sans" officeooo:rsid="002278d0"/>
    </style:style>
    <style:style style:name="T89" style:family="text">
      <style:text-properties style:font-name="Liberation Sans" officeooo:rsid="002610c6"/>
    </style:style>
    <style:style style:name="T90" style:family="text">
      <style:text-properties style:font-name="Liberation Sans" officeooo:rsid="001f3659"/>
    </style:style>
    <style:style style:name="T91" style:family="text">
      <style:text-properties style:font-name="Liberation Sans" officeooo:rsid="002ccc8f"/>
    </style:style>
    <style:style style:name="T92" style:family="text">
      <style:text-properties style:font-name="Liberation Sans" officeooo:rsid="0047625d"/>
    </style:style>
    <style:style style:name="T93" style:family="text">
      <style:text-properties style:font-name="Liberation Sans" fo:font-weight="bold" style:font-weight-asian="bold" style:font-weight-complex="bold"/>
    </style:style>
    <style:style style:name="T94" style:family="text">
      <style:text-properties style:font-name="Liberation Sans" fo:font-weight="bold" officeooo:rsid="00334cd2" style:font-weight-asian="bold" style:font-weight-complex="bold"/>
    </style:style>
    <style:style style:name="T95" style:family="text">
      <style:text-properties style:font-name="Liberation Sans" fo:font-weight="bold" officeooo:rsid="00457bbb" style:font-weight-asian="bold" style:font-weight-complex="bold"/>
    </style:style>
    <style:style style:name="T96" style:family="text">
      <style:text-properties style:font-name="Liberation Sans" fo:font-weight="bold" officeooo:rsid="00455c65" style:font-weight-asian="bold" style:font-weight-complex="bold"/>
    </style:style>
    <style:style style:name="T97" style:family="text">
      <style:text-properties style:font-name="Liberation Sans" fo:font-weight="bold" officeooo:rsid="006dce1b" style:font-weight-asian="bold" style:font-weight-complex="bold"/>
    </style:style>
    <style:style style:name="T98" style:family="text">
      <style:text-properties style:font-name="Liberation Sans" fo:font-weight="bold" officeooo:rsid="00797cd4" style:font-weight-asian="bold" style:font-weight-complex="bold"/>
    </style:style>
    <style:style style:name="T99" style:family="text">
      <style:text-properties style:font-name="Liberation Sans" fo:font-weight="bold" officeooo:rsid="008bbea1" style:font-weight-asian="bold" style:font-weight-complex="bold"/>
    </style:style>
    <style:style style:name="T100" style:family="text">
      <style:text-properties style:font-name="Liberation Sans" fo:font-weight="bold" officeooo:rsid="004c915e" style:font-weight-asian="bold" style:font-weight-complex="bold"/>
    </style:style>
    <style:style style:name="T101" style:family="text">
      <style:text-properties style:font-name="Liberation Sans" fo:font-weight="normal" style:font-weight-asian="normal" style:font-weight-complex="normal"/>
    </style:style>
    <style:style style:name="T102" style:family="text">
      <style:text-properties style:font-name="Liberation Sans" fo:font-weight="normal" officeooo:rsid="00334cd2" style:font-weight-asian="normal" style:font-weight-complex="normal"/>
    </style:style>
    <style:style style:name="T103" style:family="text">
      <style:text-properties style:font-name="Liberation Sans" fo:font-weight="normal" officeooo:rsid="0047625d" style:font-weight-asian="normal" style:font-weight-complex="normal"/>
    </style:style>
    <style:style style:name="T104" style:family="text">
      <style:text-properties style:font-name="Liberation Sans" fo:font-weight="normal" officeooo:rsid="0031919c" style:font-weight-asian="normal" style:font-weight-complex="normal"/>
    </style:style>
    <style:style style:name="T105" style:family="text">
      <style:text-properties style:font-name="Liberation Sans" fo:font-weight="normal" officeooo:rsid="00348ff1" style:font-weight-asian="normal" style:font-weight-complex="normal"/>
    </style:style>
    <style:style style:name="T106" style:family="text">
      <style:text-properties style:font-name="Liberation Sans" fo:font-weight="normal" officeooo:rsid="00498230" style:font-weight-asian="normal" style:font-weight-complex="normal"/>
    </style:style>
    <style:style style:name="T107" style:family="text">
      <style:text-properties style:font-name="Liberation Sans" fo:font-weight="normal" officeooo:rsid="0034aa66" style:font-weight-asian="normal" style:font-weight-complex="normal"/>
    </style:style>
    <style:style style:name="T108" style:family="text">
      <style:text-properties style:font-name="Liberation Sans" fo:font-weight="normal" officeooo:rsid="002ed329" style:font-weight-asian="normal" style:font-weight-complex="normal"/>
    </style:style>
    <style:style style:name="T109" style:family="text">
      <style:text-properties style:font-name="Liberation Sans" fo:font-weight="normal" officeooo:rsid="002f3294" style:font-weight-asian="normal" style:font-weight-complex="normal"/>
    </style:style>
    <style:style style:name="T110" style:family="text">
      <style:text-properties style:font-name="Liberation Sans" fo:font-weight="normal" officeooo:rsid="002fce48" style:font-weight-asian="normal" style:font-weight-complex="normal"/>
    </style:style>
    <style:style style:name="T111" style:family="text">
      <style:text-properties style:font-name="Liberation Sans" fo:font-weight="normal" officeooo:rsid="0055243c" style:font-weight-asian="normal" style:font-weight-complex="normal"/>
    </style:style>
    <style:style style:name="T112" style:family="text">
      <style:text-properties style:font-name="Liberation Sans" fo:font-weight="normal" officeooo:rsid="005811ed" style:font-weight-asian="normal" style:font-weight-complex="normal"/>
    </style:style>
    <style:style style:name="T113" style:family="text">
      <style:text-properties style:font-name="Liberation Sans" fo:font-weight="normal" officeooo:rsid="005f8d5d" style:font-weight-asian="normal" style:font-weight-complex="normal"/>
    </style:style>
    <style:style style:name="T114" style:family="text">
      <style:text-properties style:font-name="Liberation Sans" fo:font-weight="normal" officeooo:rsid="005f9b24" style:font-weight-asian="normal" style:font-weight-complex="normal"/>
    </style:style>
    <style:style style:name="T115" style:family="text">
      <style:text-properties style:font-name="Liberation Sans" fo:font-weight="normal" officeooo:rsid="0060fd76" style:font-weight-asian="normal" style:font-weight-complex="normal"/>
    </style:style>
    <style:style style:name="T116" style:family="text">
      <style:text-properties style:font-name="Liberation Sans" fo:font-weight="normal" officeooo:rsid="0069d9a1" style:font-weight-asian="normal" style:font-weight-complex="normal"/>
    </style:style>
    <style:style style:name="T117" style:family="text">
      <style:text-properties style:font-name="Liberation Sans" fo:font-weight="normal" officeooo:rsid="0053869b" style:font-weight-asian="normal" style:font-weight-complex="normal"/>
    </style:style>
    <style:style style:name="T118" style:family="text">
      <style:text-properties style:font-name="Liberation Sans" fo:font-weight="normal" officeooo:rsid="00535211" style:font-weight-asian="normal" style:font-weight-complex="normal"/>
    </style:style>
    <style:style style:name="T119" style:family="text">
      <style:text-properties style:font-name="Liberation Sans" fo:font-weight="normal" officeooo:rsid="006d710f" style:font-weight-asian="normal" style:font-weight-complex="normal"/>
    </style:style>
    <style:style style:name="T120" style:family="text">
      <style:text-properties style:font-name="Liberation Sans" fo:font-weight="normal" officeooo:rsid="006ca254" style:font-weight-asian="normal" style:font-weight-complex="normal"/>
    </style:style>
    <style:style style:name="T121" style:family="text">
      <style:text-properties style:font-name="Liberation Sans" fo:font-weight="normal" officeooo:rsid="006dce1b" style:font-weight-asian="normal" style:font-weight-complex="normal"/>
    </style:style>
    <style:style style:name="T122" style:family="text">
      <style:text-properties style:font-name="Liberation Sans" fo:font-weight="normal" officeooo:rsid="006fc84f" style:font-weight-asian="normal" style:font-weight-complex="normal"/>
    </style:style>
    <style:style style:name="T123" style:family="text">
      <style:text-properties style:font-name="Liberation Sans" fo:font-weight="normal" officeooo:rsid="0074aa00" style:font-weight-asian="normal" style:font-weight-complex="normal"/>
    </style:style>
    <style:style style:name="T124" style:family="text">
      <style:text-properties style:font-name="Liberation Sans" fo:font-weight="normal" officeooo:rsid="0077fc58" style:font-weight-asian="normal" style:font-weight-complex="normal"/>
    </style:style>
    <style:style style:name="T125" style:family="text">
      <style:text-properties style:font-name="Liberation Sans" fo:font-weight="normal" officeooo:rsid="007811fd" style:font-weight-asian="normal" style:font-weight-complex="normal"/>
    </style:style>
    <style:style style:name="T126" style:family="text">
      <style:text-properties style:font-name="Liberation Sans" fo:font-weight="normal" officeooo:rsid="00797cd4" style:font-weight-asian="normal" style:font-weight-complex="normal"/>
    </style:style>
    <style:style style:name="T127" style:family="text">
      <style:text-properties style:font-name="Liberation Sans" fo:font-weight="normal" officeooo:rsid="008843b8" style:font-weight-asian="normal" style:font-weight-complex="normal"/>
    </style:style>
    <style:style style:name="T128" style:family="text">
      <style:text-properties style:font-name="Liberation Sans" fo:font-weight="normal" officeooo:rsid="0089f0b1" style:font-weight-asian="normal" style:font-weight-complex="normal"/>
    </style:style>
    <style:style style:name="T129" style:family="text">
      <style:text-properties style:font-name="Liberation Sans" fo:font-weight="normal" officeooo:rsid="0045de82" style:font-weight-asian="normal" style:font-weight-complex="normal"/>
    </style:style>
    <style:style style:name="T130" style:family="text">
      <style:text-properties style:font-name="Liberation Sans" fo:font-weight="normal" officeooo:rsid="008bbea1" style:font-weight-asian="normal" style:font-weight-complex="normal"/>
    </style:style>
    <style:style style:name="T131" style:family="text">
      <style:text-properties style:font-name="Liberation Sans" officeooo:rsid="004874e7"/>
    </style:style>
    <style:style style:name="T132" style:family="text">
      <style:text-properties style:font-name="Liberation Sans" officeooo:rsid="0034aa66"/>
    </style:style>
    <style:style style:name="T133" style:family="text">
      <style:text-properties style:font-name="Liberation Sans" officeooo:rsid="00498230"/>
    </style:style>
    <style:style style:name="T134" style:family="text">
      <style:text-properties style:font-name="Liberation Sans" officeooo:rsid="004baffa"/>
    </style:style>
    <style:style style:name="T135" style:family="text">
      <style:text-properties style:font-name="Liberation Sans" officeooo:rsid="001662be"/>
    </style:style>
    <style:style style:name="T136" style:family="text">
      <style:text-properties style:font-name="Liberation Sans" officeooo:rsid="004c7f00"/>
    </style:style>
    <style:style style:name="T137" style:family="text">
      <style:text-properties style:font-name="Liberation Sans" officeooo:rsid="00509787"/>
    </style:style>
    <style:style style:name="T138" style:family="text">
      <style:text-properties style:font-name="Liberation Sans" officeooo:rsid="0055243c"/>
    </style:style>
    <style:style style:name="T139" style:family="text">
      <style:text-properties style:font-name="Liberation Sans" officeooo:rsid="005cb54e"/>
    </style:style>
    <style:style style:name="T140" style:family="text">
      <style:text-properties style:font-name="Liberation Sans" officeooo:rsid="002ed329"/>
    </style:style>
    <style:style style:name="T141" style:family="text">
      <style:text-properties style:font-name="Liberation Sans" officeooo:rsid="001792db"/>
    </style:style>
    <style:style style:name="T142" style:family="text">
      <style:text-properties style:font-name="Liberation Sans" officeooo:rsid="005db217"/>
    </style:style>
    <style:style style:name="T143" style:family="text">
      <style:text-properties style:font-name="Liberation Sans" officeooo:rsid="005defb9"/>
    </style:style>
    <style:style style:name="T144" style:family="text">
      <style:text-properties style:font-name="Liberation Sans" officeooo:rsid="005f6431"/>
    </style:style>
    <style:style style:name="T145" style:family="text">
      <style:text-properties style:font-name="Liberation Sans" officeooo:rsid="005f8d5d"/>
    </style:style>
    <style:style style:name="T146" style:family="text">
      <style:text-properties style:font-name="Liberation Sans" officeooo:rsid="00608df0"/>
    </style:style>
    <style:style style:name="T147" style:family="text">
      <style:text-properties style:font-name="Liberation Sans" officeooo:rsid="006ada05"/>
    </style:style>
    <style:style style:name="T148" style:family="text">
      <style:text-properties style:font-name="Liberation Sans" officeooo:rsid="0071ce70"/>
    </style:style>
    <style:style style:name="T149" style:family="text">
      <style:text-properties style:font-name="Liberation Sans" officeooo:rsid="007314c4"/>
    </style:style>
    <style:style style:name="T150" style:family="text">
      <style:text-properties style:font-name="Liberation Sans" officeooo:rsid="0074aa00"/>
    </style:style>
    <style:style style:name="T151" style:family="text">
      <style:text-properties style:font-name="Liberation Sans" officeooo:rsid="007811fd"/>
    </style:style>
    <style:style style:name="T152" style:family="text">
      <style:text-properties style:font-name="Liberation Sans" officeooo:rsid="00797cd4"/>
    </style:style>
    <style:style style:name="T153" style:family="text">
      <style:text-properties style:font-name="Liberation Sans" officeooo:rsid="007b372c"/>
    </style:style>
    <style:style style:name="T154" style:family="text">
      <style:text-properties style:font-name="Liberation Sans" officeooo:rsid="00865b1b"/>
    </style:style>
    <style:style style:name="T155" style:family="text">
      <style:text-properties style:font-name="Liberation Sans" officeooo:rsid="008843b8"/>
    </style:style>
    <style:style style:name="T156" style:family="text">
      <style:text-properties style:font-name="Liberation Sans" officeooo:rsid="008bbea1"/>
    </style:style>
    <style:style style:name="T157" style:family="text">
      <style:text-properties style:font-name="Liberation Sans" officeooo:rsid="004c915e"/>
    </style:style>
    <style:style style:name="T158" style:family="text">
      <style:text-properties officeooo:rsid="003c8cd6"/>
    </style:style>
    <style:style style:name="T159" style:family="text">
      <style:text-properties officeooo:rsid="003e3f12"/>
    </style:style>
    <style:style style:name="T160" style:family="text">
      <style:text-properties officeooo:rsid="003f2ac5"/>
    </style:style>
    <style:style style:name="T161" style:family="text">
      <style:text-properties officeooo:rsid="0045de82"/>
    </style:style>
    <style:style style:name="T162" style:family="text">
      <style:text-properties officeooo:rsid="004698e6"/>
    </style:style>
    <style:style style:name="T163" style:family="text">
      <style:text-properties officeooo:rsid="0047625d"/>
    </style:style>
    <style:style style:name="T164" style:family="text">
      <style:text-properties officeooo:rsid="004874e7"/>
    </style:style>
    <style:style style:name="T165" style:family="text">
      <style:text-properties officeooo:rsid="00498230"/>
    </style:style>
    <style:style style:name="T166" style:family="text">
      <style:text-properties officeooo:rsid="005025d4"/>
    </style:style>
    <style:style style:name="T167" style:family="text">
      <style:text-properties officeooo:rsid="00509787"/>
    </style:style>
    <style:style style:name="T168" style:family="text">
      <style:text-properties officeooo:rsid="005811ed"/>
    </style:style>
    <style:style style:name="T169" style:family="text">
      <style:text-properties officeooo:rsid="005cb54e"/>
    </style:style>
    <style:style style:name="T170" style:family="text">
      <style:text-properties officeooo:rsid="005db217"/>
    </style:style>
    <style:style style:name="T171" style:family="text">
      <style:text-properties officeooo:rsid="005f6431"/>
    </style:style>
    <style:style style:name="T172" style:family="text">
      <style:text-properties officeooo:rsid="005f8d5d"/>
    </style:style>
    <style:style style:name="T173" style:family="text">
      <style:text-properties officeooo:rsid="005f9b24"/>
    </style:style>
    <style:style style:name="T174" style:family="text">
      <style:text-properties officeooo:rsid="0060fd76"/>
    </style:style>
    <style:style style:name="T175" style:family="text">
      <style:text-properties officeooo:rsid="006160a8"/>
    </style:style>
    <style:style style:name="T176" style:family="text">
      <style:text-properties officeooo:rsid="00383df8"/>
    </style:style>
    <style:style style:name="T177" style:family="text">
      <style:text-properties officeooo:rsid="00663804"/>
    </style:style>
    <style:style style:name="T178" style:family="text">
      <style:text-properties officeooo:rsid="0071ce70"/>
    </style:style>
    <style:style style:name="T179" style:family="text">
      <style:text-properties officeooo:rsid="007314c4"/>
    </style:style>
    <style:style style:name="T180" style:family="text">
      <style:text-properties officeooo:rsid="0074aa00"/>
    </style:style>
    <style:style style:name="T181" style:family="text">
      <style:text-properties officeooo:rsid="00764b77"/>
    </style:style>
    <style:style style:name="T182" style:family="text">
      <style:text-properties officeooo:rsid="007b5828"/>
    </style:style>
    <style:style style:name="T183" style:family="text">
      <style:text-properties officeooo:rsid="007d24b6"/>
    </style:style>
    <style:style style:name="T184" style:family="text">
      <style:text-properties officeooo:rsid="0081c928"/>
    </style:style>
    <style:style style:name="T185" style:family="text">
      <style:text-properties officeooo:rsid="0081f312"/>
    </style:style>
    <style:style style:name="T186" style:family="text">
      <style:text-properties officeooo:rsid="00865b1b"/>
    </style:style>
    <style:style style:name="T187" style:family="text">
      <style:text-properties officeooo:rsid="008843b8"/>
    </style:style>
    <style:style style:name="T188" style:family="text">
      <style:text-properties officeooo:rsid="0089f0b1"/>
    </style:style>
    <style:style style:name="T189" style:family="text">
      <style:text-properties officeooo:rsid="008bbea1"/>
    </style:style>
    <style:style style:name="T190" style:family="text">
      <style:text-properties officeooo:rsid="007b372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SCRUM MA TERRE</text:p>
      <text:p text:style-name="P25"/>
      <text:p text:style-name="P97">Bonjour à toutes et tous, </text:p>
      <text:p text:style-name="P97"/>
      <text:p text:style-name="P65">Merci tout d’abord à Nord Agile et tous les sponsors qui font que cet événement ait lieu, mais aussi au<text:span text:style-name="T178">x</text:span> participants. Une forme de symbiose qui fait que cette rencontre est de cette qualité <text:span text:style-name="T178">aujourd’hui</text:span>. <text:span text:style-name="T186">Je suis Charline, les plus intimes diront Marmotte. </text:span></text:p>
      <text:p text:style-name="P65"/>
      <text:p text:style-name="P97">Avant de commencer j’aimerais faire un petit energizer que j’affectionne : les moods du jour. Je vous laisse donc quelques secondes pour réfléchir à quelle image vous vous associez. J’aime bien ce petit exercice et en comité plus réduit vous pouvez encourage ceux qui le souhaitent à partager. </text:p>
      <text:p text:style-name="P29"/>
      <text:p text:style-name="P11"><text:span text:style-name="T154">J</text:span><text:span text:style-name="T143">’ai</text:span><text:span text:style-name="T148">merais vous dire que j’ai</text:span><text:span text:style-name="T143"> fait le choix de ne pas avoir de support visuel, enfin si juste des photo</text:span><text:span text:style-name="T148">graphies de nature</text:span><text:span text:style-name="T143">. Mais rassurez-vous, à la fin, je mettrais à disposition mon texte. Oui mon texte, car je vais vous </text:span><text:span text:style-name="T144">lire</text:span><text:span text:style-name="T143"> une histoire, l’histoire de notre terre et un peu de ma terre.</text:span></text:p>
      <text:p text:style-name="P65"/>
      <text:p text:style-name="P65">Tous les éléments de la conf<text:span text:style-name="T186">érence</text:span> ont été réalisé<text:span text:style-name="T171">s</text:span> avec des outils Open Source, c’est aussi un choix. <text:span text:style-name="T186">S</text:span><text:span text:style-name="T171">auf ceux sur lesquel</text:span><text:span text:style-name="T178">s</text:span><text:span text:style-name="T171"> je n’ai pas le contrôle, ROTI Express ou la diapo des sponsors </text:span><text:span text:style-name="T186">sur Google. </text:span></text:p>
      <text:p text:style-name="P65"/>
      <text:p text:style-name="P12"><text:span text:style-name="T148">Ici, on pr</text:span><text:span text:style-name="T144">a</text:span><text:span text:style-name="T148">tique la</text:span><text:span text:style-name="T144"> loi des deux pieds, s</text:span><text:span text:style-name="T40">i un événement, quel qu'il soit, ne vous permet pas d'apprendre quelque chose ET si votre présence n'apporte rien à l'événement alors vous n'avez plus de fondations. </text:span><text:span text:style-name="T77">Vos deux pieds ne sont donc pas présents, vous pouvez quitter la pièce pour vous diriger vers d’autres salles ou tout simplement prendre une tisane, si vous en ressentez le besoin. </text:span><text:span text:style-name="T78">Vous retrouverez ce principe dans les forums ouverts, d’ailleurs il y a en septembre un Agile Games Alpes qui a lieu en septembre au cœur de la Savoie. Et il reste quelques place. </text:span></text:p>
      <text:p text:style-name="P26"/>
      <text:p text:style-name="P10"><text:span text:style-name="T140">J</text:span><text:span text:style-name="T135">’aimerais m’excuser, c’est vrai « Scrum Ma terre », Scrum Master, </text:span><text:span text:style-name="T141">c’est un jeu de mot laid</text:span><text:span text:style-name="T135">. </text:span><text:span text:style-name="T141">J</text:span><text:span text:style-name="T135">’avais hésité avec Scrum Munster mais c’est un calembour hâtif de mauvais goût </text:span><text:span text:style-name="T139">(</text:span><text:span text:style-name="T154">Et puis, </text:span><text:span text:style-name="T139">je sais que des gens dans cette salle y sont allergiques)</text:span><text:span text:style-name="T135"> </text:span><text:span text:style-name="T154">puis </text:span><text:span text:style-name="T141">c’est pas très local. Scrum Maroilles </text:span><text:span text:style-name="T142">à la rigueur </text:span><text:span text:style-name="T141">pour faire marcher les circuits courts à Lille mais </text:span><text:span text:style-name="T139">bon on ne va pas faire tout un fromage de cette conférence.</text:span></text:p>
      <text:p text:style-name="P34"/>
      <text:p text:style-name="P30"><text:span text:style-name="T18">Trève de plaisanterie, rentrons dans le vif du sujet. </text:span><text:span text:style-name="T19">Derrière Scrum ma Terre se cache une dizaine d’année de réflexion autour de notre système, de l’</text:span><text:span text:style-name="T20">écologie, de la</text:span><text:span text:style-name="T19"> conduite du changement </text:span><text:span text:style-name="T20">et</text:span><text:span text:style-name="T19"> des interactions humaines. </text:span><text:span text:style-name="T21">La genèse de cette conférence a débuté quand je me trouvais </text:span><text:span text:style-name="T20">au cœur d’une </text:span><text:span text:style-name="T186">R</text:span><text:span text:style-name="T20">éserve Naturelle, </text:span><text:span text:style-name="T15">entrain de compter les populations d’amphibiens, les anciens </text:span><text:span text:style-name="T22">et anciennes </text:span><text:span text:style-name="T186">(excusez-moi d’être désagréable)</text:span><text:span text:style-name="T15"> diront les batraciens, les lillois et les lilloises, les gu</text:span><text:span text:style-name="T21">a</text:span><text:span text:style-name="T15">rnouilles hein !</text:span></text:p>
      <text:p text:style-name="P35"/>
      <text:p text:style-name="P33"><text:span text:style-name="T15">C</text:span><text:span text:style-name="T23">hargée d’études scientifique, ingénieure écologue, phytosociologue (la classe) ou botaniste, voilà l</text:span><text:span text:style-name="T187">es </text:span><text:span text:style-name="T23">intitulé</text:span><text:span text:style-name="T187">s</text:span><text:span text:style-name="T23"> des différents postes que j’ai exercé. Écologue, oui car dans le milieu on aime se différencier de </text:span><text:span text:style-name="T162">ceux qui</text:span><text:span text:style-name="T23"> </text:span><text:span text:style-name="T162">s’</text:span><text:span text:style-name="T23">engage</text:span><text:span text:style-name="T162">nt</text:span><text:span text:style-name="T23"> politique</text:span><text:span text:style-name="T162">ment </text:span><text:span text:style-name="T170">même si au final on est engagé</text:span><text:span text:style-name="T23">. Ainsi nous pouvons être écologue écologiste (ce qui arrive souvent), juste écologiste, juste écologue, ou encore ni l’un ni l’autre. </text:span></text:p>
      <text:p text:style-name="P35"/>
      <text:p text:style-name="P36"><text:span text:style-name="T162">Durant ces expériences, j</text:span><text:span text:style-name="T15">e constatais avec effroi, les chutes des populations même des espèces les plus communes </text:span><text:span text:style-name="T169">et ce dans des milieux où les espèces sont censé</text:span><text:span text:style-name="T187">es</text:span><text:span text:style-name="T169"> être préservées</text:span><text:span text:style-name="T15">. </text:span><text:span text:style-name="T24">Travaillant dans des tourbières, le niveau des eaux ne fai</text:span><text:span text:style-name="T16">sait</text:span><text:span text:style-name="T24"> que descendre et les pourtours de ces zones dev</text:span><text:span text:style-name="T162">enaient (et deviennent toujours)</text:span><text:span text:style-name="T24"> envahies par des espèces exotiques qui empiètent sur l’habitat des espèces </text:span><text:span text:style-name="T187">dites </text:span><text:span text:style-name="T24">endémiques. </text:span><text:span text:style-name="T162">Nous ne pouvions pas prendre de mesures rapide</text:span><text:span text:style-name="T169">s</text:span><text:span text:style-name="T162"> pour conserver une zone fonctionnelle car nous étions</text:span><text:span text:style-name="T24"> </text:span><text:span text:style-name="T162">p</text:span><text:span text:style-name="T161">risonnier</text:span><text:span text:style-name="T162">s</text:span><text:span text:style-name="T161"> des documents </text:span><text:span text:style-name="T162">actés par l’</text:span><text:span text:style-name="T187">E</text:span><text:span text:style-name="T162">tat </text:span><text:span text:style-name="T161">assurant une gestion sur 5/10/20 </text:span><text:span text:style-name="T164">ans</text:span><text:span text:style-name="T161">.</text:span></text:p>
      <text:p text:style-name="P36"/>
      <text:p text:style-name="P21">L’adaptation au changemen<text:span text:style-name="T187">t plus que le suivi d’un plan.</text:span></text:p>
      <text:p text:style-name="P21"/>
      <text:p text:style-name="P49"><text:soft-page-break/>Sans compter que ces document<text:span text:style-name="T179">s</text:span> sont très exhaustifs et font des centaines de pages, la rédaction d’ailleurs s’étale souvent sur plusieurs années. Ainsi, une partie des études et prérogatives deviennent obsolètes avant la fin de la rédaction et de la mise en œuvre.</text:p>
      <text:p text:style-name="P21"/>
      <text:p text:style-name="P21">Un logiciel fonctionnel <text:span text:style-name="T187">plus qu’une documentation exhaustive</text:span></text:p>
      <text:p text:style-name="P60"/>
      <text:p text:style-name="P36"><text:span text:style-name="T15">Un peu démunie, je ne savais pas comment changer les choses rapidement, </text:span><text:span text:style-name="T16">oui l’impatience de la jeunesse. Je vous rassure je suis toujours impatiente… et jeune... </text:span><text:span text:style-name="T22">c’est juste que je le suis </text:span><text:span text:style-name="T25">depuis </text:span><text:span text:style-name="T22">un peu</text:span><text:span text:style-name="T25"> plus longtemps. </text:span></text:p>
      <text:p text:style-name="P37"/>
      <text:p text:style-name="P31"><text:span text:style-name="T26">A l’«époque », avec une certaine forme de pugnacité </text:span><text:span text:style-name="T164">et de fougue</text:span><text:span text:style-name="T26">, j’ai donc tenté de convaincre... en vain... Oh sainte déesse de l’accompagnement de la transformation </text:span><text:span text:style-name="T170">et du changement</text:span><text:span text:style-name="T26">, pardonnez-moi mes erreurs… J’ai pêché </text:span><text:span text:style-name="T27">(des grenouilles)</text:span><text:span text:style-name="T26">, j’ai pêché car j’ai jugé… J’ai essayé de changer le monde qui m’entoure sans essayer de le comprendre… Tant d’énergie dépensé</text:span><text:span text:style-name="T28">e pour un résultat quasi nul </text:span><text:span text:style-name="T22">voire contre-productif</text:span><text:span text:style-name="T28">. </text:span><text:span text:style-name="T164">Je suis certaine que j</text:span><text:span text:style-name="T28">’ai même braqué des personnes en tentant de les changer…. Et oui, le changement ça vient </text:span><text:span text:style-name="T179">d’abord </text:span><text:span text:style-name="T28">de nous même. J’ai donc arrêté ma courte carrière de militante, et je suis revenue râler dans mon coin </text:span><text:span text:style-name="T22">pendant un petit moment . </text:span><text:span text:style-name="T179">P</text:span><text:span text:style-name="T175">our ceux qui ont fait un peu de Process Comm, vous l’aurez compris j’ai une base « Perséverant ».</text:span></text:p>
      <text:p text:style-name="P37"/>
      <text:p text:style-name="P9"><text:span text:style-name="T131">J’ai ressassé</text:span><text:span text:style-name="T83"> sans cesse que</text:span><text:span text:style-name="T84"> le secteur professionnel de l’écologie est </text:span><text:span text:style-name="T86">totalement bouché</text:span><text:span text:style-name="T84">,</text:span><text:span text:style-name="T85"> cette écologie qui préserve, qui valorise, qui conserve, </text:span><text:span text:style-name="T139">mais aussi </text:span><text:span text:style-name="T85">cette écologie qui sensibilise </text:span><text:span text:style-name="T139">le grand public</text:span><text:span text:style-name="T86">. Les emplois </text:span><text:span text:style-name="T131">y</text:span><text:span text:style-name="T86"> sont précaires, vous enchaînez CDD sur CDD d’un bout de la France à l’autre, vous êtes sous-payé par rapport à vos compétences et lorsque vous dégottez un CDI vous vous accrochez telle une moule à son rocher à votre poste </text:span><text:span text:style-name="T155">et ce</text:span><text:span text:style-name="T86"> même si les conditions de travail </text:span><text:span text:style-name="T142">sont catastrophique</text:span><text:span text:style-name="T149">s</text:span><text:span text:style-name="T86">. En clair, en 1 an </text:span><text:span text:style-name="T142">vous pouvez </text:span><text:span text:style-name="T145">avoir </text:span><text:span text:style-name="T86">3 directeurs </text:span><text:span text:style-name="T142">différents qui démissionnent </text:span><text:span text:style-name="T86">et plusieurs collaborateurs </text:span><text:span text:style-name="T149">qui </text:span><text:span text:style-name="T86">partent en burn-out mais tout le monde reste, car trouver un emploi </text:span><text:span text:style-name="T87">dans l’écologie c’est aussi facile que de gravir le mont blanc en tong (sauf pour Kilian Jornet peut-être). </text:span></text:p>
      <text:p text:style-name="P38"/>
      <text:p text:style-name="P2"><text:span text:style-name="T88">J</text:span><text:span text:style-name="T86">e suis </text:span><text:span text:style-name="T89">sûre que vous l’avez pensé, j’espère même que vous l’avez pensé « </text:span><text:span text:style-name="T90"> Dans l’écologie, il y a plein d’avenir et de métiers ». </text:span><text:span text:style-name="T89">Vous avez en partie raison, les secteurs de l’énergie renouvelable, des technologies innovantes, de décarbonisation recrute, je vais être un peu </text:span><text:span text:style-name="T83">caustique</text:span><text:span text:style-name="T89"> mais, </text:span><text:span text:style-name="T149">financièrement, </text:span><text:span text:style-name="T89">ça rapporte…</text:span><text:span text:style-name="T85"> </text:span><text:span text:style-name="T89">Remplacer une flotte de voiture</text:span><text:span text:style-name="T155">s</text:span><text:span text:style-name="T89"> </text:span><text:span text:style-name="T87">thermiques</text:span><text:span text:style-name="T89"> par </text:span><text:span text:style-name="T87">une flotte </text:span><text:span text:style-name="T89">de voitures électrique</text:span><text:span text:style-name="T87">s</text:span><text:span text:style-name="T89">, ça fait </text:span><text:span text:style-name="T83">tourner</text:span><text:span text:style-name="T89"> l’économie du pays (ou d’autre</text:span><text:span text:style-name="T149">s</text:span><text:span text:style-name="T89"> pays)</text:span><text:span text:style-name="T131"> puis les constructeurs </text:span><text:span text:style-name="T155">automobiles</text:span><text:span text:style-name="T131"> sont contents, au final ils font peu de concession</text:span><text:span text:style-name="T149">s</text:span><text:span text:style-name="T89">. Par contre, préserver une zone humide, des rivières ou des prairies de montagnes, ça ne rapporte rien. Enfin, c’est ce qu’on croit…. </text:span><text:span text:style-name="T83">Les scientifiques, pour convaincre les politiques et les secteurs privés, ont même du recourir à une notion qu’on appelle les services écosystémiques : </text:span><text:span text:style-name="T91">ce sont les bénéfices</text:span><text:span text:style-name="T83"> que la nature nous rend. </text:span><text:span text:style-name="T142">Dans ces services vous allez retrouver des services de régulations, qui permettent par exemple de réguler la température ou la qualité des eaux.</text:span></text:p>
      <text:p text:style-name="P39"/>
      <text:p text:style-name="P32"><text:span text:style-name="T22">Déjà, très </text:span><text:span text:style-name="T27">anthropo</text:span><text:span text:style-name="T22">-centré comme pensée. Certains se sont même « amuser » à chiffrer ces services… </text:span><text:span text:style-name="T29">Vous s</text:span><text:span text:style-name="T184">e</text:span><text:span text:style-name="T29">rez donc super heureux de savoir qu’</text:span><text:span text:style-name="T30">une zone humide intérieure « rapporte » 25 681 dollars par </text:span><text:span text:style-name="T162">an </text:span><text:span text:style-name="T30">et par hectare (prix 2007). 420</text:span><text:span text:style-name="T179">3, c’est le nombre de dollars que rapportent ces zones</text:span><text:span text:style-name="T30"> pour les services culturels. </text:span><text:span text:style-name="T179">C’est à dire les </text:span><text:span text:style-name="T30">informations esthétiques, servi</text:span><text:span text:style-name="T162">c</text:span><text:span text:style-name="T30">es récréatifs </text:span><text:span text:style-name="T179">ou encore de l’</text:span><text:span text:style-name="T30">inspiration </text:span><text:span text:style-name="T172">sûrement pour Michel Sardou ; </text:span><text:span text:style-name="T187">terre brûlée au vent, des landes de pierres, autour des lacs, c’est pour les vivants… </text:span></text:p>
      <text:p text:style-name="P40"/>
      <text:p text:style-name="P4"><text:span text:style-name="T83">Tiens, tiens ça me rappelle </text:span><text:span text:style-name="T81">ce moment où dans le secteur informatique, je demandais à ce que les équipes aient 5 minutes en plus par jour pour mieux s’organiser et qu’à long terme on gagnerait en sérénité. Je vous laisse imaginer… 5 minutes par employé dans une équipe ça se mesure </text:span><text:span text:style-name="T149">et je sais maintenant que ça </text:span><text:span text:style-name="T81">coûte </text:span><text:span text:style-name="T87">plus de 4000 euros</text:span><text:span text:style-name="T81"> sur une année, tandis que « Charline, tu comprends la sérénité ça ne se mesure pas »… </text:span></text:p>
      <text:p text:style-name="P41"/>
      <text:p text:style-name="P19"><text:span text:style-name="T159">D</text:span><text:span text:style-name="T158">es individus et des interaction</text:span><text:span text:style-name="T187">s plus que les processus et les outils</text:span></text:p>
      <text:p text:style-name="P27"/>
      <text:p text:style-name="P28"><text:soft-page-break/><text:span text:style-name="T30">B</text:span>on vous l’aurez compris je ne suis pas favorable à chiffrer la sérénité ou le bien-être des équipes <text:span text:style-name="T17">pour établir des argumentaires. </text:span></text:p>
      <text:p text:style-name="P41"/>
      <text:p text:style-name="P1"><text:span text:style-name="T149">Et puis, c</text:span><text:span text:style-name="T79">omme j’ai fini épuisette, je me suis pervertie et reconvertie dans l’informatique </text:span><text:span text:style-name="T80">et plus précisément dans l’agilité </text:span><text:span text:style-name="T131">pour devenir SM, on en parle de la perversion</text:span><text:span text:style-name="T79">. </text:span><text:span text:style-name="T80">Il faut dire </text:span><text:span text:style-name="T149">aussi</text:span><text:span text:style-name="T80"> que </text:span><text:span text:style-name="T92">vous</text:span><text:span text:style-name="T80"> les agilistes, </text:span><text:span text:style-name="T92">vous les </text:span><text:span text:style-name="T80">sympathisants agiles </text:span><text:span text:style-name="T92">vous êtes</text:span><text:span text:style-name="T80"> forts accueillants, enthousiastes </text:span><text:span text:style-name="T92">et </text:span><text:span text:style-name="T80">très humanistes. </text:span><text:span text:style-name="T92">Surtout les Lilloises et les Lillois.</text:span></text:p>
      <text:p text:style-name="P64"/>
      <text:p text:style-name="P100"><text:span text:style-name="T79">L’humain et l’écologie, </text:span><text:span text:style-name="T143">sont-ils des combats liés </text:span><text:span text:style-name="T79">?</text:span></text:p>
      <text:p text:style-name="P100"><text:span text:style-name="T79">-----------</text:span></text:p>
      <text:p text:style-name="P101"><text:span text:style-name="T128">J</text:span><text:span text:style-name="T129">e vous préviens tout de suite, c’est la partie la moins funky de la conférence. </text:span><text:span text:style-name="T104">Cette fois-ci, je ne suis pas partie bille en tête à changer le monde</text:span><text:span text:style-name="T114">.</text:span></text:p>
      <text:p text:style-name="P43"/>
      <text:p text:style-name="P6"><text:span text:style-name="T104">J’ai tout d’abord essayer de comprendre pourquoi le gouvernement, les entreprises, les citoyens ne changeaient pas ou </text:span><text:span text:style-name="T112">peu en dépit du fait que les scientifiques aient tiré</text:span><text:span text:style-name="T105"> </text:span><text:span text:style-name="T113">la</text:span><text:span text:style-name="T105"> sonnette d’alarme depuis de nombreuses années. 1978, des études montraient déjà qu</text:span><text:span text:style-name="T106">e le système abusait des écosystèmes</text:span><text:span text:style-name="T107">, mais à l’époque ils étaient taxé de « beatnik</text:span><text:span text:style-name="T127">s</text:span><text:span text:style-name="T107"> » </text:span><text:span text:style-name="T127">ou hippies</text:span><text:span text:style-name="T107">, </text:span><text:span text:style-name="T114">10 ans après mai 68 c’était une certaine vision de la société.</text:span></text:p>
      <text:p text:style-name="P22"/>
      <text:p text:style-name="P42">Un psychologue nommé Daniel Gilbert (rien avoir avec <text:span text:style-name="T168">madame </text:span>Danièle Gilbert très, trop proche de notre ancien président Valérie Giscard d’<text:span text:style-name="T187">E</text:span>staing) <text:span text:style-name="T31">a inventé un acronyme PAIN, </text:span><text:span text:style-name="T165">déjà ça pose le décor. </text:span><text:span text:style-name="T172">Cet acronyme</text:span><text:span text:style-name="T31"> </text:span><text:span text:style-name="T172">est utilisé pour décri</text:span><text:span text:style-name="T180">r</text:span><text:span text:style-name="T172">e </text:span><text:span text:style-name="T31">comment nos </text:span><text:span text:style-name="T172">anciens </text:span><text:span text:style-name="T31">réseaux synaptiques nous poussent à agir rapidement face à un danger. </text:span><text:span text:style-name="T173">La survie...</text:span></text:p>
      <text:p text:style-name="P42"/>
      <text:p text:style-name="P44">(Bon là je dois parler anglais, c’est le moment de stress de la conf pour moi) </text:p>
      <text:p text:style-name="P44"/>
      <text:p text:style-name="P44"><text:span text:style-name="T2">P</text:span> pour Personal <text:span text:style-name="T172">(les fans de Depeche mode auront pensé Personal Jesus)</text:span> : <text:span text:style-name="T180">Personnel donc, </text:span><text:span text:style-name="T172">pour réagir face à un dange</text:span><text:span text:style-name="T180">r, il</text:span> <text:span text:style-name="T187">faut</text:span>que ça vous touche vous ou vos proches très directement</text:p>
      <text:p text:style-name="P44"><text:span text:style-name="T2">A</text:span> pour Abrupts : <text:span text:style-name="T180">Abrupte, </text:span>il faut que ce soit un changement assez brutal <text:span text:style-name="T180">ou</text:span> soudain de notre environnement</text:p>
      <text:p text:style-name="P5"><text:span text:style-name="T94">I</text:span><text:span text:style-name="T102"> pour Immoral : </text:span><text:span text:style-name="T103">c</text:span><text:span text:style-name="T102">ontraire à l’éthique ou répugnant</text:span></text:p>
      <text:p text:style-name="P44"><text:span text:style-name="T2">N</text:span> <text:span text:style-name="T1">pour Now </text:span>: doit se produire maintenant. </text:p>
      <text:p text:style-name="P44"/>
      <text:p text:style-name="P47">Un malheureux exemple, que nous avons vécu ces dernières années <text:span text:style-name="T173">et que nous continuons de vivre </text:span>est la crise de Covid. <text:span text:style-name="T163">M</text:span>édiatiquement et mondialement couverte continuellement, les gouvernements ont réussi à confiner presque le monde <text:span text:style-name="T165">entier </text:span><text:span text:style-name="T6">en un temps record. Des mesures ont été prises, des lois proposées… </text:span><text:span text:style-name="T180">Et là ça répondait totalement à l’acronyme, c’était personnel ; la majorité des gens avaient un proche touché par le virus </text:span><text:span text:style-name="T185">quand ce n’était pas eux mêmes</text:span><text:span text:style-name="T180">. C’est arrivé très rapidement, en quelques mois seulement. C’était immoral, dans le sens où les gens mourraient, la santé publique était très affectée. Enfin, ça se passait sous nos yeux.</text:span><text:span text:style-name="T6"> </text:span></text:p>
      <text:p text:style-name="P46"/>
      <text:p text:style-name="P7"><text:span text:style-name="T123">Ça</text:span><text:span text:style-name="T106"> me fait penser à une discussion un</text:span><text:span text:style-name="T108"> jour pendant un Agile Games France. </text:span><text:span text:style-name="T128">J</text:span><text:span text:style-name="T108">e discutais d</text:span><text:span text:style-name="T109">e la pertinence d’amener l’agilité dans une équipe qui n’en a pas besoin </text:span><text:span text:style-name="T106">ou qui n’en ressent pas le besoin.</text:span><text:span text:style-name="T109"> </text:span><text:span text:style-name="T107">Dans </text:span><text:span text:style-name="T106">les différents récits que j’ai écouté sagement, l</text:span><text:span text:style-name="T107">’agilité arrive </text:span><text:span text:style-name="T106">en réponse </text:span><text:span text:style-name="T107">suite à un événement difficile qui a </text:span><text:span text:style-name="T123">conduit</text:span><text:span text:style-name="T107"> l’équipe à se poser des questions.</text:span><text:span text:style-name="T132"> </text:span><text:span text:style-name="T133">Donc un besoin imminent de réagir face à des événements impactant négativement l’équipe. </text:span><text:span text:style-name="T146">Je ne veux bien sûr pas comparer l’importance d’agir pour notre planète, mais surtout </text:span><text:span text:style-name="T150">comprendre pourquoi les gens décident de changer.</text:span></text:p>
      <text:p text:style-name="P57"/>
      <text:p text:style-name="P58"><text:span text:style-name="T6">S</text:span>ommes-nous donc obligé de subir une crise quasiment mortelle pour agir ? Sommes-nous programmé génétiquement pour attendre un moment de danger tellement proche qu’on décide à ce moment-là. </text:p>
      <text:p text:style-name="P56"/>
      <text:p text:style-name="P15"><text:span text:style-name="T106">La réponse est </text:span><text:span text:style-name="T128">oui et non</text:span><text:span text:style-name="T106"> car l’urgence climatique est bien-là, </text:span><text:span text:style-name="T115">nous sommes bien entrain de la subir </text:span><text:span text:style-name="T128">mais ce n’est pas pour autant que nous agissons</text:span><text:span text:style-name="T115">. Il existe une</text:span><text:span text:style-name="T110"> terrible image a fait le tour de la toile en 2017, lors d’énormes incendies en Australie. Pendant que toute la colline flambe, 3 golfeurs </text:span><text:soft-page-break/><text:span text:style-name="T110">continuent d’être sur le green et préparent leur prochain coup. Je</text:span><text:span text:style-name="T105"> crois qu’eux ne sont pas doté</text:span><text:span text:style-name="T128">s</text:span><text:span text:style-name="T105"> du même réseau synaptique que nous. I</text:span><text:span text:style-name="T112">l nous reste d</text:span><text:span text:style-name="T115">onc du PAIN</text:span><text:span text:style-name="T112"> sur la planche.</text:span></text:p>
      <text:p text:style-name="P18"/>
      <text:p text:style-name="P66"><text:span text:style-name="T9">Si nous revenons à notre acronyme et au changement climatique.</text:span></text:p>
      <text:p text:style-name="P18"/>
      <text:p text:style-name="P45"><text:span text:style-name="T2">Personal </text:span>: <text:span text:style-name="T7">ça nous touche tous, les incendies, la canicule, la sécheresse.</text:span></text:p>
      <text:p text:style-name="P48"><text:span text:style-name="T2">Abrupt </text:span>: Les incendies, les tempêtes, les températures excessives en Inde cette année <text:span text:style-name="T174">ou encore les inondations. </text:span></text:p>
      <text:p text:style-name="P48"><text:span text:style-name="T2">Immoral </text:span>: <text:span text:style-name="T174">Nous avons moins de ressources, les gens meurent de plus en plus.</text:span></text:p>
      <text:p text:style-name="P48"><text:span text:style-name="T2">Now </text:span>: ça se passe maintenant <text:span text:style-name="T14">sous nos yeux.</text:span></text:p>
      <text:p text:style-name="P67"><text:span text:style-name="T10">Comment faire cette conférence sans vous parlez du </text:span><text:span text:style-name="T8">GIEC, ce – </text:span><text:span text:style-name="T10">pardon - ces</text:span><text:span text:style-name="T8"> fameux rapport</text:span><text:span text:style-name="T10">s</text:span><text:span text:style-name="T8">, personne n’a vraiment envie de le</text:span><text:span text:style-name="T10">s</text:span><text:span text:style-name="T8"> lire, croyez-moi…. Je vous conseille d’abord de faire des ateliers type la fresque du climat, du numérique ou de la biodiversité </text:span><text:span text:style-name="T10">ou encore de regarder des infographies de vulgarisation. </text:span><text:span text:style-name="T11">Je vous partage </text:span><text:span text:style-name="T13">tout de même </text:span><text:span text:style-name="T11">donc quelques éléments que nous subissons et nous allons subir </text:span><text:span text:style-name="T12">prochainement :</text:span></text:p>
      <text:p text:style-name="P58"/>
      <text:list xml:id="list1314087304" text:style-name="L1">
        <text:list-item>
          <text:p text:style-name="P95">Neuf millions de personnes meurent chaque année dans le monde à cause de la pollution</text:p>
        </text:list-item>
        <text:list-item>
          <text:p text:style-name="P105"><text:span text:style-name="T51">L</text:span><text:span text:style-name="T52">es crises alimentaires et de l’eau, notamment dans les pays en voie de développement </text:span><text:span text:style-name="T59">ne font qu’augmenter</text:span></text:p>
        </text:list-item>
        <text:list-item>
          <text:p text:style-name="P107">Les menaces d’existences en raison d’inondations et d’incendies de forêt ne font qu’augmenter.</text:p>
        </text:list-item>
        <text:list-item text:style-override="L2">
          <text:p text:style-name="P113">Augmentation des risques sanitaires.</text:p>
        </text:list-item>
        <text:list-item text:style-override="L2">
          <text:p text:style-name="P114"><text:span text:style-name="T181">P</text:span>rolifération des nuisibles et des maladies  </text:p>
        </text:list-item>
        <text:list-item text:style-override="L2">
          <text:p text:style-name="P115">6ème extinction de masse</text:p>
        </text:list-item>
        <text:list-item text:style-override="L2">
          <text:p text:style-name="P118">acidification des océans <text:span text:style-name="T35">et montée des eaux</text:span></text:p>
        </text:list-item>
        <text:list-item text:style-override="L2">
          <text:p text:style-name="P116">conséquences économiques pour l’élimination des conséquences climatiques  </text:p>
        </text:list-item>
        <text:list-item text:style-override="L2">
          <text:p text:style-name="P117">Sans parler des guerres que cela peut causer face à l’inégalité des ressources</text:p>
        </text:list-item>
      </text:list>
      <text:p text:style-name="P88"/>
      <text:p text:style-name="P86"><text:span text:style-name="T72">3 ans c’est le nombre d’années que le GIEC nous donne</text:span><text:span text:style-name="T68"> pour agir sans quoi, nous n’arriverons pas à limiter le réchauffement climatique à 1,5°C ni même 2,0°C. </text:span><text:span text:style-name="T69">Des réunions mondiales ont lieux chaque années autour de ces sujets. </text:span><text:span text:style-name="T72">Les gouvernements s’emparent d</text:span><text:span text:style-name="T75">u problème</text:span><text:span text:style-name="T72"> et tente</text:span><text:span text:style-name="T74">nt</text:span><text:span text:style-name="T72"> de fixer des objectifs mondiaux, ou nationaux. Ainsi, d’ici 2040, les plastiques à usage unique vont être interdits en France. </text:span><text:span text:style-name="T73">Je ne suis pas devin, mais je suis tenté de dire, que si on prend 10 </text:span><text:span text:style-name="T74">ans </text:span><text:span text:style-name="T73">pour </text:span><text:span text:style-name="T74">établir</text:span><text:span text:style-name="T73"> une loi et 20 pour la mettre en application pour un besoin existant 30 ans auparavant, on n’est pas sorti de l’auberge. </text:span></text:p>
      <text:p text:style-name="P93">Ahhh ces travers du cycle en V, <text:span text:style-name="T188">on les avait presque oubliés,</text:span> ce tunnel où après avoir bétonné notre projet, délai, coût, développement, test, qualité on livre et où on s’aperçoit que le client, les technologies et le monde a tellement évolué que notre solution ne répond plus au besoin à l’instant T. </text:p>
      <text:p text:style-name="P84"><text:span text:style-name="T73">Ainsi c</text:span><text:span text:style-name="T69">ertaines entreprises </text:span><text:span text:style-name="T74">proposent de sortir</text:span><text:span text:style-name="T70"> l’application qui révolutionnera le monde entier : la machine à cambrer les banane</text:span><text:span text:style-name="T71">s </text:span><text:span text:style-name="T76">par eemple</text:span><text:span text:style-name="T71">. On attend donc tranquillement que l’information descende, que les projets s’organisent en cascade, </text:span><text:span text:style-name="T76">généralement,</text:span><text:span text:style-name="T71"> et à la livraison du produit ? </text:span><text:span text:style-name="T74">Et bien c’est dommage mais je suis au regret de vous informer que</text:span><text:span text:style-name="T73"> les bananes n’existent plus...</text:span></text:p>
      <text:p text:style-name="P84"><text:span text:style-name="T71">On a quand même de belles actions, </text:span><text:span text:style-name="T69">des conventions citoyennes ont fait leur apparition. </text:span><text:span text:style-name="T71">A</text:span><text:span text:style-name="T69">vant de retourner illico presto dans le </text:span><text:span text:style-name="T71">bureau</text:span><text:span text:style-name="T67"> des initiatives </text:span><text:span text:style-name="T71">perdues</text:span><text:span text:style-name="T69">. </text:span><text:span text:style-name="T71">Ma technique pour les prises d’initiatives, ne plus demander validation</text:span><text:span text:style-name="T74">.</text:span><text:span text:style-name="T71"> </text:span><text:span text:style-name="T74">F</text:span><text:span text:style-name="T71">aites, observez </text:span><text:span text:style-name="T74">l’impact</text:span><text:span text:style-name="T71"> et recommencez ou ne recommencez pas. </text:span><text:span text:style-name="T69"><text:s/></text:span></text:p>
      <text:p text:style-name="P85"><text:span text:style-name="T60">Ttt ttt ttt, je vous vois venir, les gros méchants, </text:span><text:span text:style-name="T61">Charline</text:span><text:span text:style-name="T60">, c’est les grandes entreprises, c’est le gouvernement, nous ne sommes qu’un pouillèm</text:span><text:span text:style-name="T62">e, ce sont à eux d’agir. Imaginez cette équipe qui n’a </text:span><text:soft-page-break/><text:span text:style-name="T62">pas envie </text:span><text:span text:style-name="T61">mais à qui on impose </text:span><text:span text:style-name="T62">de devenir agile ou cette équipe qui a envie de </text:span><text:span text:style-name="T61">le devenir</text:span><text:span text:style-name="T62"> mais l’entreprise </text:span><text:span text:style-name="T61">ne le veut pas</text:span><text:span text:style-name="T62">. </text:span><text:span text:style-name="T65">Ça ne fonctionne généralement pas.</text:span><text:span text:style-name="T62"> C’est donc main dans la main que nous devons progresser. </text:span></text:p>
      <text:p text:style-name="P85"><text:span text:style-name="T62">Et c</text:span><text:span text:style-name="T63">’est un problème qui nous concernent </text:span><text:span text:style-name="T60">tous aujourd’hui</text:span><text:span text:style-name="T63">, </text:span><text:span text:style-name="T61">et tout particulièrement nous</text:span><text:span text:style-name="T63"> les occidentaux. En France, nous faisons partie des 10 % </text:span><text:span text:style-name="T66">d</text:span><text:span text:style-name="T63">es </text:span><text:span text:style-name="T66">pays les</text:span><text:span text:style-name="T63"> plus riches. </text:span><text:span text:style-name="T60">Et on le sait </text:span><text:span text:style-name="T62">aujourd’hui </text:span><text:span text:style-name="T60">ce sont les plus riches qui polluent…. </text:span></text:p>
      <text:p text:style-name="P88"><text:span text:style-name="T176">Ça y est j’ai plombé l’ambiance, je vous rassure là on est au pire moment de la conférence, </text:span><text:span text:style-name="T175">vous avez pris une douche </text:span><text:span text:style-name="T177">froide</text:span><text:span text:style-name="T175">. Et lorsqu’il pleut, il mouille, c’est la fête à la grenouille. Je vous propose une pause de 30 secondes et d’écouter un chant de crapaud bien particulier. </text:span></text:p>
      <text:p text:style-name="P94"><text:span text:style-name="T37">C</text:span><text:span text:style-name="T36">e que vous écoutez-là, c’est un sonneur à ventre jaune, une espèce surveillée au niveau européen, c’est un minuscule crapaud qui a le vendre jaune et noir et vous l’aurez compris lorsqu’il chante il sonne</text:span><text:span text:style-name="T38"> et plus ou moins discrètement.</text:span></text:p>
      <text:p text:style-name="P94"><text:span text:style-name="T38">----------</text:span></text:p>
      <text:p text:style-name="P81"><text:span text:style-name="T49">M</text:span><text:span text:style-name="T41">aintenant je vais vous parler de </text:span><text:span text:style-name="T42">conduite du changement </text:span><text:span text:style-name="T49">et</text:span><text:span text:style-name="T43"> si on creuse un peu </text:span><text:span text:style-name="T49">l’étymologie</text:span><text:span text:style-name="T43"> </text:span><text:span text:style-name="T49">d’</text:span><text:span text:style-name="T43">agilité », </text:span><text:span text:style-name="T49">on voit que ce mot</text:span><text:span text:style-name="T43"> dérive du latin « agere » </text:span><text:span text:style-name="T49">qui veut dire agir.</text:span></text:p>
      <text:p text:style-name="P80"><text:span text:style-name="T47">L’agilité serait donc un outil puissant pour </text:span><text:span text:style-name="T49">changer face à l’urgence climatique</text:span><text:span text:style-name="T47">. Scrum, ce que j’ai</text:span><text:span text:style-name="T46">me</text:span><text:span text:style-name="T47"> chez </text:span><text:span text:style-name="T54">lui</text:span><text:span text:style-name="T47">, c’est sa capacité à s’adapter à la vitesse </text:span><text:span text:style-name="T46">et aux besoin</text:span><text:span text:style-name="T53">s</text:span><text:span text:style-name="T46"> de l’équipe mais aussi à son fonctionnement presque horizontal, sans hiérarchie pour apporter de la valeur au client. </text:span></text:p>
      <text:p text:style-name="P87"><text:span text:style-name="T46">Ahhh la hiérarchie… On aime ça nous, les humains, d’ailleurs notre vision de la nature et des écosystème</text:span><text:span text:style-name="T49">s</text:span><text:span text:style-name="T46"> est très pyramidale (rien avoir avec ce que vous avez </text:span><text:span text:style-name="T48">de pire </text:span><text:span text:style-name="T61">au fond de la gorge</text:span><text:span text:style-name="T46">). </text:span><text:span text:style-name="T61">D’ailleurs</text:span><text:span text:style-name="T46"> </text:span><text:span text:style-name="T64">par rapport au monde qui nous entoure, </text:span><text:span text:style-name="T54">on parle de</text:span><text:span text:style-name="T49"> la vision anthropocentrique. </text:span><text:span text:style-name="T54">N</text:span><text:span text:style-name="T49">ous sommes à la tête de tous les écosystèmes et pire que tout nous sommes persuadés que notre intervention est nécessaire pour la pérennité et le bon fonctionnement de ceux-ci. </text:span><text:span text:style-name="T54">Vous le voyez-là ce chef à la tête de son organisation persuadé de savoir ce qu’il y a de mieux pour son/ses équipes ? </text:span></text:p>
      <text:p text:style-name="P91">L’inverse c’est la vision biocentrique où l’être humain est au même niveau que les autres espèces. Un type d’organisation que vous allez retrouver dans les entreprises libérées ou à énergie positive. </text:p>
      <text:p text:style-name="P82"><text:span text:style-name="T50">C</text:span><text:span text:style-name="T55">omme </text:span><text:span text:style-name="T54">LA MÉTHODE AGILE</text:span><text:span text:style-name="T55"> ça a l’air de marcher… j’</text:span><text:span text:style-name="T54">ai réfléchi à comment mettre</text:span><text:span text:style-name="T55"> l’agilité au service de l’environnement, histoire de répondre aux besoins de notre planète. </text:span></text:p>
      <text:p text:style-name="P13"><text:span text:style-name="T116">Avant de vous parler d’éléments plus concrets</text:span><text:span text:style-name="T117"> </text:span><text:span text:style-name="T116">je </text:span><text:span text:style-name="T117">voulais vous rassurer, nous avons tous nos paradoxes. Il se peut que vous mangiez végétarien mais qu’à côté de ça vous rouliez toujours en voiture </text:span><text:span text:style-name="T116">et vice versa pour votre collègue</text:span><text:span text:style-name="T117">. </text:span><text:span text:style-name="T116">P</text:span><text:span text:style-name="T117">renez le temps de discuter avec votre </text:span><text:span text:style-name="T116">lui</text:span><text:span text:style-name="T111"> sur ses choix </text:span><text:span text:style-name="T116">et intéressez vous à lui, et comment il a réussi </text:span><text:span text:style-name="T111">à prendre le vélo. </text:span><text:span text:style-name="T116">Ne jugez pas, ne vous sentez pas non plus agresser quand quelqu’un vous annonce qu’il est végétarien </text:span><text:span text:style-name="T128">ou féru de son vélo</text:span><text:span text:style-name="T116">. Si vous vous sentez mal à l’aise, réfléchissez pourquoi ? </text:span><text:span text:style-name="T117">Faites en sorte que votre transformation ait du sens, que v</text:span><text:span text:style-name="T116">ous et les individus qui vous entourent évoluent </text:span><text:span text:style-name="T111">à un rythme soutenable </text:span><text:span text:style-name="T116">et à long terme.</text:span></text:p>
      <text:p text:style-name="P69"/>
      <text:p text:style-name="P76"><text:span text:style-name="T57">N’</text:span><text:span text:style-name="T55">ayez pas peur de l’échec, de revenir en arrière de faire des rétrospectives, des phases d’introspection. Je vous partage cette image que j’affectionne </text:span><text:span text:style-name="T56">tant. Imaginez deux échelles, une avec de grands espacements, l’autre avec des tout petits. L’objectif que vous voulez atteindre est en haut de cette échelle. Si même la première barre est dure à atteindre, vous n’y arriverez pas où alors avec des efforts tels, que vous allez vous épuisez. Optimisez vos chances de changer, allez-y </text:span><text:span text:style-name="T58">doucement mais sûrement. Petit à petit l’oiseau fait son nid.</text:span></text:p>
      <text:p text:style-name="P92"/>
      <text:p text:style-name="P92"/>
      <text:p text:style-name="P92"/>
      <text:p text:style-name="P83"><text:soft-page-break/><text:span text:style-name="T138">J</text:span><text:span text:style-name="T147">e suis convaincue que nous pouvons agiliser toute nos pratiques (souvent d’ailleurs on dit que j’ai le syndrome d’Agile de la Tourette), même celles </text:span><text:span text:style-name="T151">au sein </text:span><text:span text:style-name="T147">de nos associations, nos familles ou à notre propre échelle. Car pour moi, l’agilité c’est avant tout du bon sens. </text:span><text:span text:style-name="T138">Je vois</text:span><text:span text:style-name="T147"> 5 </text:span><text:span text:style-name="T138">échelles sur lesquelles </text:span><text:span text:style-name="T147">nous pourrons avoir un impact positif. <text:s/></text:span></text:p>
      <text:p text:style-name="P3"><text:span text:style-name="T96">- Individuel : </text:span><text:span text:style-name="T111">Certaines études tendent à prouver que l’impact des individus pourraient aller jusqu’à 45 % en god mode. </text:span></text:p>
      <text:p text:style-name="P63"><text:span text:style-name="T3">- C</text:span><text:span text:style-name="T2">ercle familial </text:span></text:p>
      <text:p text:style-name="P23">- Associatif</text:p>
      <text:p text:style-name="P20">- Entreprise </text:p>
      <text:p text:style-name="P63"><text:span text:style-name="T2">- Gouvernement/</text:span><text:span text:style-name="T4">National</text:span><text:span text:style-name="T160"> </text:span></text:p>
      <text:p text:style-name="P70"/>
      <text:p text:style-name="P14"><text:span text:style-name="T118">A</text:span><text:span text:style-name="T120">vant d’entreprendre n’importe quel changement, mesurez de façon démesurée ! C’est vrai ça ? Imaginez, vous constatez que vos pantalons ont rétrécis mais vous n’êtes pas trop sûrs, vous avez pas mal fait d’apéro avec des amis du Nord et manger un peu trop de maroilles (ça sent le vécu)… Vous allez donc monter sur la balance, pour avoir un élément factuel. Et là, le drame vous avez pris 5 kilos ! Vous êtes dans l</text:span><text:span text:style-name="T119">e</text:span><text:span text:style-name="T120"> PAIN </text:span><text:span text:style-name="T119">franchement. Vous allez donc entreprendre des actions pour reperdre ses 5 kilos tout en continuant de mesurer de manière raisonnable votre poids et adapter les techniques pour atteindre votre objectif. </text:span></text:p>
      <text:p text:style-name="P50"/>
      <text:p text:style-name="P77"><text:span text:style-name="T101">Des outils de mesure, il en existe plein aujourd’hui, vous pouvez établir votre bilan carbone individuellement comme au niveau de l’entreprise </text:span><text:span text:style-name="T125">et national</text:span><text:span text:style-name="T101">. Mais vous pouvez aussi selon vos objectifs mesurer le nombre de déchets non recyclable que vous jetez pas semaine ou encore le nombre de kilomètres en voiture que vous faites toutes les deux semaines. </text:span><text:span text:style-name="T125">Toutes les deux semaines, c’est important ça, mesurer sur une échelle de temps, si possible courte afin d’être réactif si vous ne répondez pas à l’objectif. L’objectif final serait de consommer à l’échelle de l’individu seulement 2 tonne de carbone par an.</text:span><text:span text:style-name="T101"> </text:span></text:p>
      <text:p text:style-name="P51"/>
      <text:p text:style-name="P16"><text:span text:style-name="T125">Tiens, j</text:span><text:span text:style-name="T124">’ai une question, </text:span><text:span text:style-name="T125">il vaut mieux</text:span><text:span text:style-name="T124"> a</text:span><text:span text:style-name="T119">rrêter de prendre la voiture </text:span><text:span text:style-name="T121">ou avoir un régime végétarien</text:span><text:span text:style-name="T119"> ? </text:span><text:span text:style-name="T121">Qu’est-ce qui apporte le plus de </text:span><text:span text:style-name="T97">valeur </text:span><text:span text:style-name="T118">? </text:span><text:span text:style-name="T121">Quoi de plus frustrant </text:span><text:span text:style-name="T125">que </text:span><text:span text:style-name="T121">de fournir des efforts mal placés. </text:span><text:span text:style-name="T122">Par exemple</text:span><text:span text:style-name="T121"> ce moment où tu développes une super fonctionnalité mais en fait le client </text:span><text:span text:style-name="T122">n’est pas satisfait car ce n’est pas ce à quoi il s’attendait.</text:span><text:span text:style-name="T121"> </text:span><text:span text:style-name="T122">Ahhh</text:span><text:span text:style-name="T121"> ces clients, vraiment ils ne savent </text:span><text:span text:style-name="T128">jamais</text:span><text:span text:style-name="T121"> ce qu’ils veulent. C’est pour éviter ça que les PO existen</text:span><text:span text:style-name="T122">t. Ce PO qui doit jongler entre apporter de la valeur au client, tout en considérant la dette technique et je vais m’ hasarder sur un </text:span><text:span text:style-name="T128">autre </text:span><text:span text:style-name="T122">terrain la dette humaine, ce que l’équipe est capable humainement de fournir. </text:span><text:span text:style-name="T125">Oui, car elle peut avoir les compétences et les capacités mais le moment est inapproprié pour tout </text:span><text:span text:style-name="T128">un </text:span><text:span text:style-name="T125">type de raison. </text:span></text:p>
      <text:p text:style-name="P52"/>
      <text:p text:style-name="P16"><text:span text:style-name="T122">Cette dernière notion est importante pour le parallèle que je vais faire, car oui il y a une réponse à cette première question viande ou voiture ? Mais cela va dépendre de ce que vous êtes capable</text:span><text:span text:style-name="T121"> </text:span><text:span text:style-name="T125">de faire humainement. L</text:span><text:span text:style-name="T128">a</text:span><text:span text:style-name="T125"> réponse factuelle serait d’arrêter de manger la viande pour tout un tas de raison que je n’ai pas le temps de traiter aujourd’hui. Mais si vous aimez ça, et que pour vous la voiture vous importe peu, alors commencer par arrêter la voiture </text:span><text:span text:style-name="T130">et</text:span><text:span text:style-name="T125"> vice-versa. </text:span></text:p>
      <text:p text:style-name="P52"/>
      <text:p text:style-name="P78"><text:span text:style-name="T101">Si au bout de semaine vous trouvez que c’est trop dur d’arrêter la viande, réfléchissez pourquoi, revenez en arrière et arrêter progressivement, viande rouge, viande blanche, poisson… Soyez agiles dans votre démarches. </text:span><text:span text:style-name="T126">Tester, observer, réfléchissez mais avancer que vous soyez seuls, en famille, ou en équipe ! Trouvez quelqu’un de sensible à l’environnement et faites en votre PO à vous. </text:span></text:p>
      <text:p text:style-name="P53"/>
      <text:p text:style-name="P79"><text:span text:style-name="T126">I</text:span><text:span text:style-name="T101">nspirez-vous des techniques qui marchent ! L’être humain n’est pas forcément un destructeur de la nature. La preuve-en est, selon le rapport du groupe d’experts de l’ONU sur la biodiversité, ce sont les peuples autochtones qui protègent, conservent et encouragent le mieux une gestion durable de la biodiversité. Et ce sont eux qui en dépendent le plus. </text:span></text:p>
      <text:p text:style-name="P71"/>
      <text:p text:style-name="P102"><text:span text:style-name="T152">Je vais donc vous livrer quelques techniques, </text:span><text:span text:style-name="T156">tel</text:span><text:span text:style-name="T152"> un Scrum Master </text:span><text:span text:style-name="T156">aguerrie</text:span><text:span text:style-name="T152"> pourrait utiliser pour faire avancer le Schmilblick. </text:span></text:p>
      <text:p text:style-name="P72"/>
      <text:p text:style-name="P24"><text:soft-page-break/></text:p>
      <text:p text:style-name="P8"><text:span text:style-name="T82">En écologie et surtout dans les bureaux d’études - </text:span><text:span text:style-name="T152">Ceux</text:span><text:span text:style-name="T82"> qui font </text:span><text:span text:style-name="T156">l</text:span><text:span text:style-name="T82">es </text:span><text:span text:style-name="T134">états des lieux et conseil</text:span><text:span text:style-name="T136">lent</text:span><text:span text:style-name="T134"> les organismes qui vont construire sur un terrain naturel - </text:span><text:span text:style-name="T152">utilisent la</text:span><text:span text:style-name="T134"> méthodologie ERC </text:span><text:span text:style-name="T152">à combiner avec la méthode BISOU qu’on verra plus tard.</text:span></text:p>
      <text:p text:style-name="P59"/>
      <text:p text:style-name="P103"><text:span text:style-name="T98">E </text:span><text:span text:style-name="T126">comme</text:span><text:span text:style-name="T98"> </text:span><text:span text:style-name="T95">É</text:span><text:span text:style-name="T82">viter </text:span><text:span text:style-name="T134">à tout prix les atteintes à l’environnement, </text:span><text:span text:style-name="T98">R </text:span><text:span text:style-name="T126">comme </text:span><text:span text:style-name="T98">R</text:span><text:span text:style-name="T82">éduire </text:span><text:span text:style-name="T134">les impacts si les atteintes sont inévitables. </text:span><text:span text:style-name="T99">C</text:span><text:span text:style-name="T156"> comme </text:span><text:span text:style-name="T95">C</text:span><text:span text:style-name="T82">ompenser </text:span><text:span text:style-name="T134">s’il y a destructions d’un écosystème. Ce dernier point est intéressant, </text:span><text:span text:style-name="T136">et consiste à « reconstruire » ou restaurer un écosystème ailleurs que l’organisme a détruit parfois égale à trois fois sa surface. Sur le papier ça a l’air séduisant mais dans les faits les nouveaux écosystèmes ne sont pas fonctionnels. </text:span><text:span text:style-name="T157">Imaginez une zone humide qui </text:span><text:span text:style-name="T156">n’accueille</text:span><text:span text:style-name="T157"> aucune espèce. Elle n’a aucune </text:span><text:span text:style-name="T100">valeur. </text:span><text:span text:style-name="T130">C’est comme un code parfait mais qui ne marcherait pas.</text:span></text:p>
      <text:p text:style-name="P54"/>
      <text:p text:style-name="P73">Pour continuer avec les méthodologies avec des R dedans, je vais vous parler brièvement de la méthodologie des 5R qu’on retrouve dans la sobriété numérique mais que je ne décrirais pas en profondeur : </text:p>
      <text:p text:style-name="P59"/>
      <text:p text:style-name="P75"><text:span text:style-name="T95">R</text:span><text:span text:style-name="T39">EFUSER</text:span></text:p>
      <text:p text:style-name="P75"><text:span text:style-name="T93">R</text:span><text:span text:style-name="T39">ÉDUIRE</text:span></text:p>
      <text:p text:style-name="P75"><text:span text:style-name="T93">R</text:span><text:span text:style-name="T39">ÉUTILISER</text:span></text:p>
      <text:p text:style-name="P75"><text:span text:style-name="T93">R</text:span><text:span text:style-name="T39">ECYCLER</text:span></text:p>
      <text:p text:style-name="P75"><text:span text:style-name="T93">R</text:span><text:span text:style-name="T39">ENDRE à la nature</text:span></text:p>
      <text:p text:style-name="P61"/>
      <text:p text:style-name="P103"><text:span text:style-name="T137">A </text:span><text:span text:style-name="T153">cela s’ajoute le fait de coder plus proprement, laisser du temps aux équipes pour apprendre à optimiser leur code. Éviter les obésiciels par confort de mémoire, coder comme à l’époque des disquettes. Questionnez les besoins des clients, vos besoins. </text:span></text:p>
      <text:p text:style-name="P104"><text:span text:style-name="T153">N</text:span><text:span text:style-name="T39">e changer pas de PC tous les 5 ans, installer Linux, je prêche pour ma paroisse, sur vos machines et faites durer un maximum votre outils. Aujourd’hui on sait que c’est la fabrication qui pollue le plus. </text:span></text:p>
      <text:p text:style-name="P62"/>
      <text:p text:style-name="P60">Plus globalement vous avez la méthode B.I.S.O.U <text:span text:style-name="T167">pour vous questionner sur les achats que vous faites : </text:span></text:p>
      <text:p text:style-name="P60"/>
      <text:p text:style-name="P73"><text:span text:style-name="T2">B comme Besoin</text:span>, à quel besoin cet achat répond-il ? </text:p>
      <text:p text:style-name="P60"><text:span text:style-name="T2">I </text:span><text:span text:style-name="T5">comme Immédiat </text:span><text:span text:style-name="T166">Puis-je attendre quelques jours avant de me décider ? </text:span><text:span text:style-name="T182">Généralement si vous répondez oui à cette question, c’est que le besoin n’est pas absolu.</text:span></text:p>
      <text:p text:style-name="P60"><text:span text:style-name="T2">S </text:span><text:span text:style-name="T5">comme Semblable </text:span><text:span text:style-name="T166">Ai-je déjà un objet qui a cette utilité ? </text:span><text:span text:style-name="T182">Si vous avez déjà un sac à dos et que vous voulez en racheter un, vous pouvez remettre la pertinence de vos achats.</text:span></text:p>
      <text:p text:style-name="P60"><text:span text:style-name="T2">O </text:span><text:span text:style-name="T5">comme O</text:span><text:span text:style-name="T166">rigine Quelle est l’origine de ce produit ? </text:span><text:span text:style-name="T182">Plus il vient de loin, plus il risque d’être polluant. </text:span></text:p>
      <text:p text:style-name="P98"><text:span text:style-name="T2">U</text:span> <text:span text:style-name="T166">comme utile ? </text:span><text:span text:style-name="T167">Cet objet va t-il m’apporter un confort primordial ? </text:span><text:span text:style-name="T190">Pour être très radical, si c’est autre que pour manger, boire (de l’eau), avoir chaud, dormir </text:span><text:span text:style-name="T182">ou vous soigner,</text:span><text:span text:style-name="T190"> il se peut que ce soit du confort.</text:span></text:p>
      <text:p text:style-name="P60"/>
      <text:p text:style-name="P74">Dans vos entreprises, intégrez progressivement des bonnes pratiques. Par exemple, sur chaque sprint ou itération ajouter une pratique en faveur de l’environnement, qu’elle concerne le code, l’équipe ou l’entreprise. Faites un tour du côté du green IT, sensibilisez vos équipes avec les fresques. </text:p>
      <text:p text:style-name="P74"/>
      <text:p text:style-name="P99">Faites des séminaires en pleine nature, des one-to-one dehors. <text:span text:style-name="T189">Hier, il y a eu une session sur le walking meeting. </text:span>Participez à des événements de sauvegarde de la nature, ça peut faire un bon team-building et en même temps mieux comprendre les enjeux <text:span text:style-name="T189">environnementaux.</text:span></text:p>
      <text:p text:style-name="P74"/>
      <text:p text:style-name="P74">Rapprochez-vous de la nature, mettez les mains dans la terre en plus ça rend heureux. C’est vrai il existe une bactérie dans la terre qui vous fait secréter des endorphines. Encourager les jardins partagés en entreprise, le troc. Valoriser les comportements vertueux. <text:span text:style-name="T183">Télétravailler ou encourager le télétravail, laissez du temps aux gens pour se rapprocher de la nature, négocier avec vos </text:span><text:soft-page-break/><text:span text:style-name="T183">responsables de devenir plus verts (profitez du flux tendus des développeurs dans l’informatique, c’est le moment) </text:span><text:span text:style-name="T189">en d’autres mots, faites pression, la balle est dans votre camp. </text:span></text:p>
      <text:p text:style-name="P74"/>
      <text:p text:style-name="P55">Si vous changez votre mode de vie et que vous êtes épanouis, les individus, les autres entreprises prendrons exemple. Changer, et le monde qui vous entoure changera. N’oubliez pas, pour des basculement sociétaux il ne faut que 25 % de militants.</text:p>
      <text:p text:style-name="P55"/>
      <text:p text:style-name="P68">Nous sommes sur la bonne voie, continuez ! </text:p>
      <text:p text:style-name="P68"/>
      <text:p text:style-name="P108">En guise de conclusion, je vous propose la réappropriation de l’Agile Manifesto </text:p>
      <text:list xml:id="list3317754369" text:style-name="L3">
        <text:list-item>
          <text:p text:style-name="P106"><text:span text:style-name="T42">L</text:span><text:span text:style-name="T44">a planète et l’interaction avec les </text:span><text:span text:style-name="T49">écosystèmes</text:span><text:span text:style-name="T44"> plus que la technologie</text:span></text:p>
        </text:list-item>
        <text:list-item>
          <text:p text:style-name="P106"><text:span text:style-name="T44">Des environnements fonctionnels plus que </text:span><text:span text:style-name="T45">des documentations de gestions</text:span></text:p>
        </text:list-item>
        <text:list-item>
          <text:p text:style-name="P109">La priorité à l’environnement plus que l’activité économique</text:p>
        </text:list-item>
        <text:list-item>
          <text:p text:style-name="P111"><text:span text:style-name="T32">L’adaptation </text:span><text:span text:style-name="T33">de nos actions face </text:span><text:span text:style-name="T32">au</text:span><text:span text:style-name="T33">x changements climatiques</text:span><text:span text:style-name="T32"> plus que le suivi d’un </text:span><text:span text:style-name="T34">plan</text:span></text:p>
        </text:list-item>
      </text:list>
      <text:p text:style-name="P90">Merci à toutes et à tous pour votre écoute.</text:p>
      <text:p text:style-name="P8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3T10:42:10.417930583</meta:creation-date>
    <dc:date>2022-06-30T20:21:11.656009689</dc:date>
    <meta:editing-duration>PT4H55M2S</meta:editing-duration>
    <meta:editing-cycles>17</meta:editing-cycles>
    <meta:generator>LibreOffice/6.4.7.2$Linux_X86_64 LibreOffice_project/40$Build-2</meta:generator>
    <meta:document-statistic meta:table-count="0" meta:image-count="0" meta:object-count="0" meta:page-count="8" meta:paragraph-count="108" meta:word-count="4417" meta:character-count="26471" meta:non-whitespace-character-count="22119"/>
  </office:meta>
</office:document-meta>
</file>